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andro - Méd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1.12385272708091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1.08515839869613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1.05360498467016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1.04986695575046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1.049039881831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1.04893658920834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1.032267441860465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1.01991383437051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1.01206536196085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1.01168091168091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1.00651927437641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Leonardo</text:p>
          </table:table-cell>
          <table:table-cell office:value-type="string" calcext:value-type="string">
            <text:p>1.00632911392405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1.005949008498583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1.00575906344410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1.00291847109772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1.0025409373235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0.99990613853951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0.99962465984798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0.99953086883092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0.99495657046791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0.9894120925048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0.985658771280533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0.98556758257008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0.98492973372781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0.97877618522601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0.97581753228909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0.97465690759377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0.97465690759377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0.973410087719298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0.97287671232876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0.97207774431973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0.96801453884597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96722353368440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0.96608325020404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0.96547036432843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96485825559279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0.95929761368752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0.95542600896860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0.95371530886302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0.95362993465222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0.95277703246579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0.95201072386058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0.95065143673032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0.949126870990734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0.94542066027689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0.944247473852153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0.942493143413253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0.94066225165562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ayke</text:p>
          </table:table-cell>
          <table:table-cell office:value-type="string" calcext:value-type="string">
            <text:p>0.94066225165562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0.93983237759153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0.939749470712773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93974947071277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0.93842494714587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0.937599014258053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0.93578706957132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0.93529411764705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ygor</text:p>
          </table:table-cell>
          <table:table-cell office:value-type="string" calcext:value-type="string">
            <text:p>0.93504783639076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0.93439172002455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0.933245729303548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kson</text:p>
          </table:table-cell>
          <table:table-cell office:value-type="string" calcext:value-type="string">
            <text:p>0.933082245773845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0.93071815481390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0.929094714809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 Beléa</text:p>
          </table:table-cell>
          <table:table-cell office:value-type="string" calcext:value-type="string">
            <text:p>0.92901369146245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0.9274769284346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0.92667014613778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0.92642838507696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0.92618675013041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0.92369721668256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.923457004160887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0.92305692747595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0.92233766233766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0.92233766233766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0.92201834862385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0.92010709967179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0.91828290664597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0.917492033416587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0.91717606543263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0.91449909863507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0.91418518836351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0.91316646665523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118377129162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1113581936366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lington Tanque</text:p>
          </table:table-cell>
          <table:table-cell office:value-type="string" calcext:value-type="string">
            <text:p>0.91082421340629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1074634521672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0.90880395836887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0.90826157387671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0.9074878609762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0.90694704580282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0.90686983910785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0.90632976008167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0.9057903239520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0.90548236294092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0.90548236294092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0.90517461126688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0.90502081386458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0.90325589282686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0.90310274669379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0.90287312484108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0.90264361972547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0.89875980764363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0.89838083993928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0.89815361268021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0.8961137281292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0.89528531809395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0.89528531809395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chael Thuique</text:p>
          </table:table-cell>
          <table:table-cell office:value-type="string" calcext:value-type="string">
            <text:p>0.89340825226434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Quirino</text:p>
          </table:table-cell>
          <table:table-cell office:value-type="string" calcext:value-type="string">
            <text:p>0.89325842696629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0.892958927074601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8925100536193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0.89176293319939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0.89138984185423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0.89101706256273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0.8908680381334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0.89079354461075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0.89019804462271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0.88812005002084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0.88664169787765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0.88583070014967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0.88509471585244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lef</text:p>
          </table:table-cell>
          <table:table-cell office:value-type="string" calcext:value-type="string">
            <text:p>0.88450680836931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 Araújo</text:p>
          </table:table-cell>
          <table:table-cell office:value-type="string" calcext:value-type="string">
            <text:p>0.884433374844333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0.88377302140368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. Lima</text:p>
          </table:table-cell>
          <table:table-cell office:value-type="string" calcext:value-type="string">
            <text:p>0.88340658429388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88333333333333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88260149130074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0.88245526838966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téfano Pinho</text:p>
          </table:table-cell>
          <table:table-cell office:value-type="string" calcext:value-type="string">
            <text:p>0.88238217510146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0.88216296787015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e Shinyashiki</text:p>
          </table:table-cell>
          <table:table-cell office:value-type="string" calcext:value-type="string">
            <text:p>0.8809956996361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0.88077718065316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0.880267724343083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0.88019499297694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0.88019499297694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87917801435999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0.87867040580666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0.87845303867403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0.87823577906018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0.877946266688643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0.87722332015810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0.87686229319285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0.87679012345679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eus Lima</text:p>
          </table:table-cell>
          <table:table-cell office:value-type="string" calcext:value-type="string">
            <text:p>0.87657368550975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0.87635735439289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0.876069078947368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0.87578099309437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0.87578099309437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0.87520538941833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 Grafite</text:p>
          </table:table-cell>
          <table:table-cell office:value-type="string" calcext:value-type="string">
            <text:p>0.87520538941833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0.87484602118748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0.87477418295286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0.874558739019784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ebá</text:p>
          </table:table-cell>
          <table:table-cell office:value-type="string" calcext:value-type="string">
            <text:p>0.87427164546573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0.87384135837913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0.87384135837913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0.87348310921613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0.87348310921613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0.87341149462982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an Moser</text:p>
          </table:table-cell>
          <table:table-cell office:value-type="string" calcext:value-type="string">
            <text:p>0.87341149462982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0.87283900040966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nner</text:p>
          </table:table-cell>
          <table:table-cell office:value-type="string" calcext:value-type="string">
            <text:p>0.872624508519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0.872624508519003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0.871411042944785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0.871411042944785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0.87133976770816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0.87119725220804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0.87041424953019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0.86998775010208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0.8697036492774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0.8697036492774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0.86949069539666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0.86899420833673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0.86878160169629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quinha</text:p>
          </table:table-cell>
          <table:table-cell office:value-type="string" calcext:value-type="string">
            <text:p>0.86842748838346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0.86786150712830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n</text:p>
          </table:table-cell>
          <table:table-cell office:value-type="string" calcext:value-type="string">
            <text:p>0.86764945430851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0.8672256593943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0.86630885581849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0.86609756097560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0.86588636917824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0.86539398862713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0.86539398862713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0.86511287964917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0.86504263093788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0.86504263093788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igueiredo</text:p>
          </table:table-cell>
          <table:table-cell office:value-type="string" calcext:value-type="string">
            <text:p>0.8649723936342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0.8649723936342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0.86476175014205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0.86434077079107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0.863710069725960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oguinho</text:p>
          </table:table-cell>
          <table:table-cell office:value-type="string" calcext:value-type="string">
            <text:p>0.8628006803272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0.86140535295544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0.86098763436514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0.85973690581873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0.859598160251755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85932080342018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0.858905103603966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0.85835146241237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0.858005798969072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0.85779853450358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0.85710837557325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0.85593765065081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gar Bruno</text:p>
          </table:table-cell>
          <table:table-cell office:value-type="string" calcext:value-type="string">
            <text:p>0.85580012853470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0.85525048169556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yvison</text:p>
          </table:table-cell>
          <table:table-cell office:value-type="string" calcext:value-type="string">
            <text:p>0.85525048169556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0.85299063175594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0.85264927165039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0.851899240303878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 Dantas</text:p>
          </table:table-cell>
          <table:table-cell office:value-type="string" calcext:value-type="string">
            <text:p>0.85183112106189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0.85169491525423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0.85149068819438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0.8514226342710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an Patrick</text:p>
          </table:table-cell>
          <table:table-cell office:value-type="string" calcext:value-type="string">
            <text:p>0.85101453906374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0.85101453906374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ogo de Oliveira</text:p>
          </table:table-cell>
          <table:table-cell office:value-type="string" calcext:value-type="string">
            <text:p>0.85053892215568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0.849724814548935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0.84877698988128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Silva</text:p>
          </table:table-cell>
          <table:table-cell office:value-type="string" calcext:value-type="string">
            <text:p>0.8483714262960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0.848101265822784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0.84789875835721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0.84729181579575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0.84708969465648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ája Silva</text:p>
          </table:table-cell>
          <table:table-cell office:value-type="string" calcext:value-type="string">
            <text:p>0.846685741535526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0.846349408119488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0.84621494955913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845946160565393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0.845274934539395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0.84493972081218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0.84493972081218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0.84453781512605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843735149691113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0.84293400854565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0.84240075913332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0.84220096450312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0.8420012646221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0.84166864185826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bson Melo</text:p>
          </table:table-cell>
          <table:table-cell office:value-type="string" calcext:value-type="string">
            <text:p>0.84126984126984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0.84093779602147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0.84060601278308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0.84000946222993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0.839810800157666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0.83974460034683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0.838554785894206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0.83829084041548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83829084041548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0.837829335430593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0.83776344762503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0.83763170309797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0.83730252298986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0.837105139085337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0.83703936512925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0.83559494862342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0.83526736710051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0.83500548675340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0.83480918423321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0.83467836715505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. Cunha Cantanhede</text:p>
          </table:table-cell>
          <table:table-cell office:value-type="string" calcext:value-type="string">
            <text:p>0.833372447782210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0.83291634089132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832070608451144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erson Magrão</text:p>
          </table:table-cell>
          <table:table-cell office:value-type="string" calcext:value-type="string">
            <text:p>0.83187568327346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0.83064327485380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0.83006077606358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0.82870478413068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0.82870478413068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0.82864032358431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0.82831817121530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0.82825377079769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0.82818938039337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0.82806062961523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Magno</text:p>
          </table:table-cell>
          <table:table-cell office:value-type="string" calcext:value-type="string">
            <text:p>0.827803248115626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0.82709627329192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0.82709627329192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0.82677532013969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0.82658286778398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0.826326403971455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rcez</text:p>
          </table:table-cell>
          <table:table-cell office:value-type="string" calcext:value-type="string">
            <text:p>0.824280408542246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0.82396163663082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0.82351576994434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0.82338846807852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0.822816096392986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0.82275254865616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o do Break</text:p>
          </table:table-cell>
          <table:table-cell office:value-type="string" calcext:value-type="string">
            <text:p>0.82256196432707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0.822498455836936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82243495715278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zevedo</text:p>
          </table:table-cell>
          <table:table-cell office:value-type="string" calcext:value-type="string">
            <text:p>0.822244519913553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0.82180050914140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0.82129365507670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0.82091392463589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0.820408163265306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erton Nascimento</text:p>
          </table:table-cell>
          <table:table-cell office:value-type="string" calcext:value-type="string">
            <text:p>0.8203449869089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0.82028182028182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0.82002925101993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81990302470561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0.81870581002151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81851709565885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0.81845421020282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0.81826561179814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0.817951474201474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0.817825886688162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0.81776310739233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.817261219792865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êndrio</text:p>
          </table:table-cell>
          <table:table-cell office:value-type="string" calcext:value-type="string">
            <text:p>0.81719852715556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0.81682257322496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816822573224965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Scarpa</text:p>
          </table:table-cell>
          <table:table-cell office:value-type="string" calcext:value-type="string">
            <text:p>0.816196751455715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0.8156967840735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0.81519742883379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0.81469868461303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0.81457409389814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0.81333027943197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0.81333027943197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0.81326818841132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0.81320610687022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81202835581980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0.811533480612478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0.811039208222306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810977466504263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0.81017567875884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0.80968305844797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0.809375474851846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0.808945250208823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80869961284445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0.80863822681038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0.80839277583851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0.80765731614859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0.80753486961795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0.80747366027438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0.80747366027438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0.80741246020918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0.80735126942023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0.80667878237164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0.806495571201453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0.80625141905698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0.80625141905698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0.80491122024933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uã</text:p>
          </table:table-cell>
          <table:table-cell office:value-type="string" calcext:value-type="string">
            <text:p>0.80485040797824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0.80485040797824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0.80448572723153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80284874519556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mon Machado</text:p>
          </table:table-cell>
          <table:table-cell office:value-type="string" calcext:value-type="string">
            <text:p>0.80272775224173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Saldanha</text:p>
          </table:table-cell>
          <table:table-cell office:value-type="string" calcext:value-type="string">
            <text:p>0.80266726943942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0.802364992091587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phael Alemão</text:p>
          </table:table-cell>
          <table:table-cell office:value-type="string" calcext:value-type="string">
            <text:p>0.80230456394035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Moura</text:p>
          </table:table-cell>
          <table:table-cell office:value-type="string" calcext:value-type="string">
            <text:p>0.80194218608852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0.80097744360902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0.80001501952538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0.79995494480738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0.79941467807294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0.79905490549054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0.79797752808988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0.79749962569246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0.79726088908845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79726088908845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0.79714157437892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0.796664672449895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0.795474910394265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0.79547491039426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0.79517802493095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0.79494067606895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0.79452565632458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0.7941702698673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79387435725463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79381520119225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0.7928108952891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0.7928108952891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0.79127980390700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0.79127980390700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0.790868596881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0.79016466399643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el Amorim</text:p>
          </table:table-cell>
          <table:table-cell office:value-type="string" calcext:value-type="string">
            <text:p>0.7901060594823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emir</text:p>
          </table:table-cell>
          <table:table-cell office:value-type="string" calcext:value-type="string">
            <text:p>0.789871728330985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0.78835195737438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0.78794378698224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0.787827244490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0.787827244490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0.78776898617170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0.78736141906873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78608323494687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ir Silva</text:p>
          </table:table-cell>
          <table:table-cell office:value-type="string" calcext:value-type="string">
            <text:p>0.78579331710555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0.7853877912120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0.78475138121546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0.7844624447717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0.783366424001764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0.7820437527528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los Júnior</text:p>
          </table:table-cell>
          <table:table-cell office:value-type="string" calcext:value-type="string">
            <text:p>0.78198634661968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0.78164208672683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selmo Ramon</text:p>
          </table:table-cell>
          <table:table-cell office:value-type="string" calcext:value-type="string">
            <text:p>0.78089722914528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0.78083999120428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0.78038238956852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780039540162554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0.77998242788109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0.7798682284040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.77946879344406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0.778955835039485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0.77668416447944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0.77668416447944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quinhos Gabriel</text:p>
          </table:table-cell>
          <table:table-cell office:value-type="string" calcext:value-type="string">
            <text:p>0.776457725947521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Silva</text:p>
          </table:table-cell>
          <table:table-cell office:value-type="string" calcext:value-type="string">
            <text:p>0.776005244755244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0.7756097560975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0.774256850061777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0.77391936069742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0.772628372497824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0.7722363175063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77173283106345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Lourenço</text:p>
          </table:table-cell>
          <table:table-cell office:value-type="string" calcext:value-type="string">
            <text:p>0.77061631944444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770393404686144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Thiago</text:p>
          </table:table-cell>
          <table:table-cell office:value-type="string" calcext:value-type="string">
            <text:p>0.76978105354433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0.76911414338314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0.76767312819773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76662348877374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0.766568324098726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0.76651316736221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0.76618239355581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76601711368375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76568676777114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0.76513682396035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0.7648621481906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0.76425855513307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0.76327290965107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.7626172238528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0.76256263421617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0.762344353799914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0.76163580467577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0.76076555023923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 Canedo</text:p>
          </table:table-cell>
          <table:table-cell office:value-type="string" calcext:value-type="string">
            <text:p>0.76033116836771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0.76005993150684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0.76005993150684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0.759843081312410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.759843081312410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 Lucas</text:p>
          </table:table-cell>
          <table:table-cell office:value-type="string" calcext:value-type="string">
            <text:p>0.75957219251336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7594097519247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0.75778915919760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0.757573602616981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0.757412015641663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0.75676635646799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Rodrigues</text:p>
          </table:table-cell>
          <table:table-cell office:value-type="string" calcext:value-type="string">
            <text:p>0.756390230048281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0.75563909774436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75366112486735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0.75339462517680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 Antônio</text:p>
          </table:table-cell>
          <table:table-cell office:value-type="string" calcext:value-type="string">
            <text:p>0.74857705010189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0.747683885457608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746583502698156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0.74642656950672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0.74595616553462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0.74200738315804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0.74133611691022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0.74071756362119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740614571746384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74025432562017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73984304465587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739637575505103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7386119392636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o Lopes</text:p>
          </table:table-cell>
          <table:table-cell office:value-type="string" calcext:value-type="string">
            <text:p>0.73692584394023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73433514854897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73428453267162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en Mota</text:p>
          </table:table-cell>
          <table:table-cell office:value-type="string" calcext:value-type="string">
            <text:p>0.733980983877635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73357664233576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7333746385790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733324155021683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73181287353163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72905830823980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7289086554909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H Ganso</text:p>
          </table:table-cell>
          <table:table-cell office:value-type="string" calcext:value-type="string">
            <text:p>0.722825349436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72248219735503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72243320222433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d da Silva</text:p>
          </table:table-cell>
          <table:table-cell office:value-type="string" calcext:value-type="string">
            <text:p>0.72169907187859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72155242481712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7178571428571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717035740728276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71496644295302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714534844724663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guel Figueira</text:p>
          </table:table-cell>
          <table:table-cell office:value-type="string" calcext:value-type="string">
            <text:p>0.71415163906951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71190858059342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71190858059342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71067378252168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70788756728021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7074174912012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70699495619856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70419090428344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to Augusto</text:p>
          </table:table-cell>
          <table:table-cell office:value-type="string" calcext:value-type="string">
            <text:p>0.70363276089828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erginho</text:p>
          </table:table-cell>
          <table:table-cell office:value-type="string" calcext:value-type="string">
            <text:p>0.70349336327015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70219497725924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o Santos</text:p>
          </table:table-cell>
          <table:table-cell office:value-type="string" calcext:value-type="string">
            <text:p>0.70053264943775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70016431153466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69901574803149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68964847543212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68675863847343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68433224127962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682316018702363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0.68087690144445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678880958450165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marinho</text:p>
          </table:table-cell>
          <table:table-cell office:value-type="string" calcext:value-type="string">
            <text:p>0.67689668318719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673771424957308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66727215784528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662788527343993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65448178411255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lisca</text:p>
          </table:table-cell>
          <table:table-cell office:value-type="string" calcext:value-type="string">
            <text:p>0.65295740116457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Júnior</text:p>
          </table:table-cell>
          <table:table-cell office:value-type="string" calcext:value-type="string">
            <text:p>0.64708740812731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0.6443086972299504</text:p>
          </table:table-cell>
        </table:table-row>
      </table:table>
      <table:table table:name="Leandro - Cosse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0.99987651672132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0.999835690085636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99799970471795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0.99975043700627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erson Magrão</text:p>
          </table:table-cell>
          <table:table-cell office:value-type="string" calcext:value-type="string">
            <text:p>0.9997371755026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0.99972343964424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0.99972046519229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99966231936794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0.999562806683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0.99955007648628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0.99951593810805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0.99950332453555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ebá</text:p>
          </table:table-cell>
          <table:table-cell office:value-type="string" calcext:value-type="string">
            <text:p>0.99944810096445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0.99942176371056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 Beléa</text:p>
          </table:table-cell>
          <table:table-cell office:value-type="string" calcext:value-type="string">
            <text:p>0.99939695545179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0.999396072067304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0.99929946649289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 Antônio</text:p>
          </table:table-cell>
          <table:table-cell office:value-type="string" calcext:value-type="string">
            <text:p>0.99929870304441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0.99928527295346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9926673556749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0.99926294415718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Moura</text:p>
          </table:table-cell>
          <table:table-cell office:value-type="string" calcext:value-type="string">
            <text:p>0.99923807930700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0.99912406871896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0.99911700554921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0.999102713789693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0.99907475147066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0.99907032523960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0.99905666022873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0.999034226192316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0.9989741162118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9897194857126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0.9989592244842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0.99895346883346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0.99893508834114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igueiredo</text:p>
          </table:table-cell>
          <table:table-cell office:value-type="string" calcext:value-type="string">
            <text:p>0.99893376811294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0.99893076839642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0.99892499994733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0.99892112371958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 Araújo</text:p>
          </table:table-cell>
          <table:table-cell office:value-type="string" calcext:value-type="string">
            <text:p>0.998910933006274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0.998909836752293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0.998885248492101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0.99882340510068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0.998794161598353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0.99878852331682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0.9987469694044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0.9987468023004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Lourenço</text:p>
          </table:table-cell>
          <table:table-cell office:value-type="string" calcext:value-type="string">
            <text:p>0.998711600529657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0.99870652681945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99869487142480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0.9986413561041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0.99862784172014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0.99856418849440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0.998563586213544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0.99852562917793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an Moser</text:p>
          </table:table-cell>
          <table:table-cell office:value-type="string" calcext:value-type="string">
            <text:p>0.99845069138543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0.99834679038182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0.99834052267825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an Patrick</text:p>
          </table:table-cell>
          <table:table-cell office:value-type="string" calcext:value-type="string">
            <text:p>0.99833188994292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0.99831999733667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0.99830403679951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0.998292758821935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0.9982667761212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0.99823740294593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0.998234366037841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0.99822396968824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0.99818688749272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Scarpa</text:p>
          </table:table-cell>
          <table:table-cell office:value-type="string" calcext:value-type="string">
            <text:p>0.99818460192811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0.9981645168994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0.9981535797750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0.99815310559582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0.99814131512317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0.998133349837034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0.99813098035378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0.99812814469695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99812680460378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0.99811309627847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0.99809335036483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0.99806538733025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0.99802111561999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0.99800820515146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9798612828332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9796996805437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0.997967773693605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0.99794993272207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0.99790081329807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ogo de Oliveira</text:p>
          </table:table-cell>
          <table:table-cell office:value-type="string" calcext:value-type="string">
            <text:p>0.99789573698069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0.99784511028074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0.99784149096370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0.99783595640161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0.99780652456283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0.99780133853095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0.99778307940127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0.99778051267680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0.99776169021221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0.997760365988391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0.99775128588648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0.99769250013824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o Lopes</text:p>
          </table:table-cell>
          <table:table-cell office:value-type="string" calcext:value-type="string">
            <text:p>0.99767300028155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9976683024213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lington Tanque</text:p>
          </table:table-cell>
          <table:table-cell office:value-type="string" calcext:value-type="string">
            <text:p>0.99766325293462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0.997648457136712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emir</text:p>
          </table:table-cell>
          <table:table-cell office:value-type="string" calcext:value-type="string">
            <text:p>0.99764563135536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rcez</text:p>
          </table:table-cell>
          <table:table-cell office:value-type="string" calcext:value-type="string">
            <text:p>0.99764144590332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0.9976051347006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9755960859614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ája Silva</text:p>
          </table:table-cell>
          <table:table-cell office:value-type="string" calcext:value-type="string">
            <text:p>0.99752141794167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0.99749862799287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0.99748264548297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0.99747947844861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0.997415923210533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0.99737444936581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0.99730337459301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. Lima</text:p>
          </table:table-cell>
          <table:table-cell office:value-type="string" calcext:value-type="string">
            <text:p>0.997282362990344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e Shinyashiki</text:p>
          </table:table-cell>
          <table:table-cell office:value-type="string" calcext:value-type="string">
            <text:p>0.99728048742599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0.997269416995897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lef</text:p>
          </table:table-cell>
          <table:table-cell office:value-type="string" calcext:value-type="string">
            <text:p>0.997245858878985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0.99723784165987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0.997228343549641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0.99720630534404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0.99713840347453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0.99713104008472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0.997071219853128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0.99705356641307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0.99695249998226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0.99692955127661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0.99692143570757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zevedo</text:p>
          </table:table-cell>
          <table:table-cell office:value-type="string" calcext:value-type="string">
            <text:p>0.9969072112612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ygor</text:p>
          </table:table-cell>
          <table:table-cell office:value-type="string" calcext:value-type="string">
            <text:p>0.996890401269982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0.99687639510775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996745292274766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0.996744201841928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0.99674023620541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0.99672168605813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quinhos Gabriel</text:p>
          </table:table-cell>
          <table:table-cell office:value-type="string" calcext:value-type="string">
            <text:p>0.99672045917843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0.99669949966408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0.99669744074412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0.99658183263605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9656172785658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0.9965098024632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0.99650767212972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0.9965060306517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0.99648990248534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0.99646395706175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0.996447769235898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Silva</text:p>
          </table:table-cell>
          <table:table-cell office:value-type="string" calcext:value-type="string">
            <text:p>0.99643393665961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.99642760346606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0.99639903391450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99639135615475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0.99633046739975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to Augusto</text:p>
          </table:table-cell>
          <table:table-cell office:value-type="string" calcext:value-type="string">
            <text:p>0.99632064089091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0.99628295445663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0.99625266744090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9624676148280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0.99622009379543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0.99620169338553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0.99618744311985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0.99616036243091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0.99612506124781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99612425763815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9609656812183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9604038544051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0.99602468710845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0.99601082576356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0.99596110181701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0.99591537753435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0.99589066173185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0.99588927847055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99587680933645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0.99585786601387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0.9957811627526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0.99576082501081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0.99562926473320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0.99559947572266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phael Alemão</text:p>
          </table:table-cell>
          <table:table-cell office:value-type="string" calcext:value-type="string">
            <text:p>0.99558670935109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los Júnior</text:p>
          </table:table-cell>
          <table:table-cell office:value-type="string" calcext:value-type="string">
            <text:p>0.995560022031653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0.995548137497825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nner</text:p>
          </table:table-cell>
          <table:table-cell office:value-type="string" calcext:value-type="string">
            <text:p>0.99553417346396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erton Nascimento</text:p>
          </table:table-cell>
          <table:table-cell office:value-type="string" calcext:value-type="string">
            <text:p>0.99550821275251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 Canedo</text:p>
          </table:table-cell>
          <table:table-cell office:value-type="string" calcext:value-type="string">
            <text:p>0.99539272458643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0.99536341482050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0.99533885279553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0.9953344653335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0.99530742380467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.99524695564494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chael Thuique</text:p>
          </table:table-cell>
          <table:table-cell office:value-type="string" calcext:value-type="string">
            <text:p>0.99523195093266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0.995170671510637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0.9951651754320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0.99515074761046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0.99514609927944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0.99513795491018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0.99512544877407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0.99511187194171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êndrio</text:p>
          </table:table-cell>
          <table:table-cell office:value-type="string" calcext:value-type="string">
            <text:p>0.99510860389065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0.99509109519405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0.99508553910391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0.99505161021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 Grafite</text:p>
          </table:table-cell>
          <table:table-cell office:value-type="string" calcext:value-type="string">
            <text:p>0.995045829303283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erginho</text:p>
          </table:table-cell>
          <table:table-cell office:value-type="string" calcext:value-type="string">
            <text:p>0.99501943400023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H Ganso</text:p>
          </table:table-cell>
          <table:table-cell office:value-type="string" calcext:value-type="string">
            <text:p>0.99499511331665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0.99492296204822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0.99489818845453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0.994836543322586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0.99483137173411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0.99471545886226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0.99458705220395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0.9945766093974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0.994458084642674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0.99438406817302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9943185608922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0.99427754725742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0.994273037320733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0.99425473888137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0.99423744338413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0.994227563129182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0.99417636073602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gar Bruno</text:p>
          </table:table-cell>
          <table:table-cell office:value-type="string" calcext:value-type="string">
            <text:p>0.99413941531248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9412785593071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yvison</text:p>
          </table:table-cell>
          <table:table-cell office:value-type="string" calcext:value-type="string">
            <text:p>0.994109285245298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99410237217754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0.99399830955108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0.993986439214705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0.993972208474491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993971285320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939689056503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0.9938351052138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0.993800837022488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0.99372167858620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0.993706105021327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0.99368370729287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99365287046387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0.99363868258584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0.99358735902371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0.993575275973313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0.993519732901904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0.99350755081733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0.99350500948904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9349850237194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99345145227042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0.99342707402441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0.993426454529085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0.99337266607433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0.993260726441085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0.993236166348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0.993221030381105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0.99319969954344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0.99319693064192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0.99309084957431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0.99299289789342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0.99287211387607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0.992780568370127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9927487384327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0.992693645305196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9267922382638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0.99265897668578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992606364790273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oguinho</text:p>
          </table:table-cell>
          <table:table-cell office:value-type="string" calcext:value-type="string">
            <text:p>0.99256705043109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9250051597504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0.99246405644589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0.992446934455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92445671009513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0.99242305767688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0.9924054669181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0.992355969741123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0.992351531632615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0.99234488360106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0.9923114078984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0.992293934519287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992227931536045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0.9921971154277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0.992183812137721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0.992166419969063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0.992154778901944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0.99213473542803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0.99210933180000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0.99208034599797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92062344043956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991982611944318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.99197862021680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0.99187314267261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0.99186841997709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0.99185123972866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0.99183964511936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0.99180022425361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0.99179664709357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kson</text:p>
          </table:table-cell>
          <table:table-cell office:value-type="string" calcext:value-type="string">
            <text:p>0.99178755171175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0.9917579805281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0.9916887928967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99164946666785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n</text:p>
          </table:table-cell>
          <table:table-cell office:value-type="string" calcext:value-type="string">
            <text:p>0.991591605203300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0.99148861911458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. Cunha Cantanhede</text:p>
          </table:table-cell>
          <table:table-cell office:value-type="string" calcext:value-type="string">
            <text:p>0.99136075982650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0.99121984970824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0.99116352662394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99115155305821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quinha</text:p>
          </table:table-cell>
          <table:table-cell office:value-type="string" calcext:value-type="string">
            <text:p>0.9910892183334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0.99103917927959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0.99100873097022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guel Figueira</text:p>
          </table:table-cell>
          <table:table-cell office:value-type="string" calcext:value-type="string">
            <text:p>0.990960326609683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0.99082083366341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0.990789206594856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99073677319755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990702309276126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0.990672785813031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0.99062569922406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0.99056981192477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0.99040770429496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0.99037571923072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0.990351408693813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990314560397753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Rodrigues</text:p>
          </table:table-cell>
          <table:table-cell office:value-type="string" calcext:value-type="string">
            <text:p>0.99030640139149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0.99028986187618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0.99025368372073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0.990227738684866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0.99017717730499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o do Break</text:p>
          </table:table-cell>
          <table:table-cell office:value-type="string" calcext:value-type="string">
            <text:p>0.990172402336387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0.9900941505119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0.98993395240259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Magno</text:p>
          </table:table-cell>
          <table:table-cell office:value-type="string" calcext:value-type="string">
            <text:p>0.98991305112156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89853500325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98976346650523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0.98963613602746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bson Melo</text:p>
          </table:table-cell>
          <table:table-cell office:value-type="string" calcext:value-type="string">
            <text:p>0.9896006300286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0.98957860158160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0.989575731624702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0.98953017319821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0.98952075009254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0.9894483111676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0.98941537440655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0.98937899527009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0.98936908493359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0.98924235918093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0.989204051909935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0.98916525334053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98906123811986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0.98901737622615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0.98897989498187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0.98893860263929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0.988921109941453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0.98889906543326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0.98872723899032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0.988707919314216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Silva</text:p>
          </table:table-cell>
          <table:table-cell office:value-type="string" calcext:value-type="string">
            <text:p>0.988698614626555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8866849770025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0.98863323000647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98862301923473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0.988617074141445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0.9885505862998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0.988385056175796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8834453120140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0.98807459742612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0.988023993234104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98799176910578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0.98789852051915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0.98788335526106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0.98778289116842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0.98776733661423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0.98760004273856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0.987409808569553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0.98732736621093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0.98722281567512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0.98722268225013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0.98718724731831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0.98706647386056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ir Silva</text:p>
          </table:table-cell>
          <table:table-cell office:value-type="string" calcext:value-type="string">
            <text:p>0.98686379953958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0.98669134499337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0.98666086733529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el Amorim</text:p>
          </table:table-cell>
          <table:table-cell office:value-type="string" calcext:value-type="string">
            <text:p>0.98664382919662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8660852668064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0.98651379355487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8640217893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 Dantas</text:p>
          </table:table-cell>
          <table:table-cell office:value-type="string" calcext:value-type="string">
            <text:p>0.98635646848220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98619398339782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0.986144756657951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0.98592363512251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8591910907009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0.98584481569068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0.98579883483517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0.985792872610696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0.98579272569354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0.985755009257947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0.98572122944013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0.9856717541033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0.98565300939168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0.98564247834931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0.9856058655758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0.985501102453584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0.985382543352508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98537897752138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985345531715063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0.98524783682705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0.9851874354593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0.985029306363273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0.98490664063661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0.98487301532402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0.984827775036424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 Lucas</text:p>
          </table:table-cell>
          <table:table-cell office:value-type="string" calcext:value-type="string">
            <text:p>0.98481036076448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uã</text:p>
          </table:table-cell>
          <table:table-cell office:value-type="string" calcext:value-type="string">
            <text:p>0.98477125428498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0.98451767332073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0.98435486462577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8433871183705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98427554575286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0.984234061504323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0.98421021898021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Quirino</text:p>
          </table:table-cell>
          <table:table-cell office:value-type="string" calcext:value-type="string">
            <text:p>0.9840851869923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0.9840651361144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0.98400393497325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0.983895635990367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0.983893294531245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0.98385617720622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98370135128966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0.98335909042374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98328847114781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0.98327996813210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98317827922224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0.98316832438488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ayke</text:p>
          </table:table-cell>
          <table:table-cell office:value-type="string" calcext:value-type="string">
            <text:p>0.98313393943648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téfano Pinho</text:p>
          </table:table-cell>
          <table:table-cell office:value-type="string" calcext:value-type="string">
            <text:p>0.982936841093042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eus Lima</text:p>
          </table:table-cell>
          <table:table-cell office:value-type="string" calcext:value-type="string">
            <text:p>0.98285604381298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8276288777225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0.98273851480958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0.9826273180869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0.98258875186561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0.9825355658023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0.982378973205987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0.98232957148360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0.982082330483026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0.982048654987825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0.981832538889777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0.98170560542648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98162632358647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0.98156977588526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0.98142626868710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8139979037812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0.98139160412903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0.981122836591465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selmo Ramon</text:p>
          </table:table-cell>
          <table:table-cell office:value-type="string" calcext:value-type="string">
            <text:p>0.981019432718305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0.98094193645507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0.9807744988242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Leonardo</text:p>
          </table:table-cell>
          <table:table-cell office:value-type="string" calcext:value-type="string">
            <text:p>0.980772703078464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0.98072215413730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0.98055938706423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8048444145566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0.98023027901029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980117949722761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0.98010478431895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0.979870629838374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0.97936969835735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0.979004787116666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0.97846440738750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0.9782948391686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0.9780948490577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0.978074785306725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0.97782041191173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0.977260320959015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97628623389741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0.97625680050996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Saldanha</text:p>
          </table:table-cell>
          <table:table-cell office:value-type="string" calcext:value-type="string">
            <text:p>0.97611115697452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.97608920984635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0.97602018489020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97565949551121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75409139709452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7535039582467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marinho</text:p>
          </table:table-cell>
          <table:table-cell office:value-type="string" calcext:value-type="string">
            <text:p>0.975314627692193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0.97450130581873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0.9739614301247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0.97372031788445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mon Machado</text:p>
          </table:table-cell>
          <table:table-cell office:value-type="string" calcext:value-type="string">
            <text:p>0.97328944843499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0.971051956705947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0.97036022911878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0.97017761148274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0.96994772875514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.969828722558046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0.969784475354105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0.96975876939935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en Mota</text:p>
          </table:table-cell>
          <table:table-cell office:value-type="string" calcext:value-type="string">
            <text:p>0.96929419093950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68976067990134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0.96857083694389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0.96824408368131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0.967214966944751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0.967018820767254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96648971793691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965417842669016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0.964988780146295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0.96412839074327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0.96326392185501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96173644717827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Thiago</text:p>
          </table:table-cell>
          <table:table-cell office:value-type="string" calcext:value-type="string">
            <text:p>0.96004355750919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95842363210175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5673372775992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Júnior</text:p>
          </table:table-cell>
          <table:table-cell office:value-type="string" calcext:value-type="string">
            <text:p>0.95527709157198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0.95253932181732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95191915695521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d da Silva</text:p>
          </table:table-cell>
          <table:table-cell office:value-type="string" calcext:value-type="string">
            <text:p>0.950819437967173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94508390430777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lisca</text:p>
          </table:table-cell>
          <table:table-cell office:value-type="string" calcext:value-type="string">
            <text:p>0.94501288332868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94425952715960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94271010030323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92936065813304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o Santos</text:p>
          </table:table-cell>
          <table:table-cell office:value-type="string" calcext:value-type="string">
            <text:p>0.9276846220223136</text:p>
          </table:table-cell>
        </table:table-row>
      </table:table>
      <table:table table:name="Leandro - Eucld.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6.773399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7.89245000000001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8.5314500000000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10.39414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12.36169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12.3818000000000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13.114049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13.72534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14.0584499999999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14.5577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16.66535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 Beléa</text:p>
          </table:table-cell>
          <table:table-cell office:value-type="string" calcext:value-type="string">
            <text:p>18.27529999999996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18.6290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18.79004999999995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19.38409999999998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19.43089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20.0037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20.302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lington Tanque</text:p>
          </table:table-cell>
          <table:table-cell office:value-type="string" calcext:value-type="string">
            <text:p>20.651449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21.0889499999999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ygor</text:p>
          </table:table-cell>
          <table:table-cell office:value-type="string" calcext:value-type="string">
            <text:p>21.2235999999999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21.4692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21.5410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21.87469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22.1168999999999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24.9528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25.42374999999995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25.51809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25.58645000000003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25.6432500000000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27.14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27.4030500000000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28.50024999999997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29.2019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30.73004999999998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31.6422999999999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31.84370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34.1888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34.79310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35.44304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35.68649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35.7785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36.28870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36.74500000000002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36.7474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37.47654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37.48744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38.2038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39.9405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39.99870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40.1460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ebá</text:p>
          </table:table-cell>
          <table:table-cell office:value-type="string" calcext:value-type="string">
            <text:p>40.17630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40.21964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40.6715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40.9919000000000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41.0690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41.4030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42.84214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44.0147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44.09775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44.32650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46.2050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46.5899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47.37670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48.4563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. Lima</text:p>
          </table:table-cell>
          <table:table-cell office:value-type="string" calcext:value-type="string">
            <text:p>49.50529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50.5669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chael Thuique</text:p>
          </table:table-cell>
          <table:table-cell office:value-type="string" calcext:value-type="string">
            <text:p>50.6196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51.8569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52.98620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52.99249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53.3602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53.83185000000007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igueiredo</text:p>
          </table:table-cell>
          <table:table-cell office:value-type="string" calcext:value-type="string">
            <text:p>56.27104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56.36610000000004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ája Silva</text:p>
          </table:table-cell>
          <table:table-cell office:value-type="string" calcext:value-type="string">
            <text:p>56.430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56.5831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56.6426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 Araújo</text:p>
          </table:table-cell>
          <table:table-cell office:value-type="string" calcext:value-type="string">
            <text:p>57.39129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57.90164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58.7349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58.85479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60.2634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60.2990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60.5702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60.9277499999999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61.3734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61.6684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61.8134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62.1383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62.23170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62.81069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63.02925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63.82349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64.1207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64.5516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n</text:p>
          </table:table-cell>
          <table:table-cell office:value-type="string" calcext:value-type="string">
            <text:p>65.0484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65.082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66.37065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67.6837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yvison</text:p>
          </table:table-cell>
          <table:table-cell office:value-type="string" calcext:value-type="string">
            <text:p>68.16574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68.38765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69.0991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69.1152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69.46069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69.5356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70.1694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70.5024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70.5736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70.6750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an Patrick</text:p>
          </table:table-cell>
          <table:table-cell office:value-type="string" calcext:value-type="string">
            <text:p>71.2524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71.4592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71.9742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72.5414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72.6970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73.1682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73.5089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73.627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4.0578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74.6607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75.5310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75.6780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76.01805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76.0404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zevedo</text:p>
          </table:table-cell>
          <table:table-cell office:value-type="string" calcext:value-type="string">
            <text:p>76.3164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erton Nascimento</text:p>
          </table:table-cell>
          <table:table-cell office:value-type="string" calcext:value-type="string">
            <text:p>76.8950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77.8613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77.9832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78.689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78.96885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e Shinyashiki</text:p>
          </table:table-cell>
          <table:table-cell office:value-type="string" calcext:value-type="string">
            <text:p>79.1901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ogo de Oliveira</text:p>
          </table:table-cell>
          <table:table-cell office:value-type="string" calcext:value-type="string">
            <text:p>79.4317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79.6693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79.78185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79.99335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80.649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80.9046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81.3473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81.5992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82.4785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82.6130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83.08664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84.0676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84.32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kson</text:p>
          </table:table-cell>
          <table:table-cell office:value-type="string" calcext:value-type="string">
            <text:p>84.6537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gar Bruno</text:p>
          </table:table-cell>
          <table:table-cell office:value-type="string" calcext:value-type="string">
            <text:p>84.9418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85.994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86.64290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86.77329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86.99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87.0226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88.34420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88.6652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89.0190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89.2362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90.5857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90.763050000000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90.8016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90.81190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90.9314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91.2834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91.41344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91.558049999999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Magno</text:p>
          </table:table-cell>
          <table:table-cell office:value-type="string" calcext:value-type="string">
            <text:p>92.38650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93.6775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94.428899999999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95.18505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96.8554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lef</text:p>
          </table:table-cell>
          <table:table-cell office:value-type="string" calcext:value-type="string">
            <text:p>96.9814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rcez</text:p>
          </table:table-cell>
          <table:table-cell office:value-type="string" calcext:value-type="string">
            <text:p>97.267250000000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97.2990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97.36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97.6112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erson Magrão</text:p>
          </table:table-cell>
          <table:table-cell office:value-type="string" calcext:value-type="string">
            <text:p>97.7950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98.0075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. Cunha Cantanhede</text:p>
          </table:table-cell>
          <table:table-cell office:value-type="string" calcext:value-type="string">
            <text:p>98.0185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an Moser</text:p>
          </table:table-cell>
          <table:table-cell office:value-type="string" calcext:value-type="string">
            <text:p>98.070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98.1078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99.779449999999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99.78415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99.974550000000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101.19909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101.25905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101.9066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101.9332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102.026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102.177049999999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102.33664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02.474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103.3725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103.4456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104.13399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104.4388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 Grafite</text:p>
          </table:table-cell>
          <table:table-cell office:value-type="string" calcext:value-type="string">
            <text:p>104.5557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105.1643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107.1474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108.09909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108.1192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108.6500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109.0972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109.4354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109.4780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phael Alemão</text:p>
          </table:table-cell>
          <table:table-cell office:value-type="string" calcext:value-type="string">
            <text:p>109.8574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110.3236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110.45089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12.59370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112.826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112.9628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o do Break</text:p>
          </table:table-cell>
          <table:table-cell office:value-type="string" calcext:value-type="string">
            <text:p>113.0947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113.57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114.763999999999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114.90109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115.61669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117.037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17.8713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17.9597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118.11549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118.173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118.702450000000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119.39469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119.51615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119.76585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119.92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120.3814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121.1962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121.2424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121.92190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121.9258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122.30804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22.54209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123.2244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123.93295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124.00705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124.0232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124.5988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124.66404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Leonardo</text:p>
          </table:table-cell>
          <table:table-cell office:value-type="string" calcext:value-type="string">
            <text:p>124.877850000000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124.93309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 Dantas</text:p>
          </table:table-cell>
          <table:table-cell office:value-type="string" calcext:value-type="string">
            <text:p>124.9804500000000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demir</text:p>
          </table:table-cell>
          <table:table-cell office:value-type="string" calcext:value-type="string">
            <text:p>125.6463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ir Silva</text:p>
          </table:table-cell>
          <table:table-cell office:value-type="string" calcext:value-type="string">
            <text:p>127.4076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127.4402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127.7174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127.761799999999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128.81079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130.470449999999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130.4785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130.9429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31.2039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131.20850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Scarpa</text:p>
          </table:table-cell>
          <table:table-cell office:value-type="string" calcext:value-type="string">
            <text:p>131.332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132.241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 Silva</text:p>
          </table:table-cell>
          <table:table-cell office:value-type="string" calcext:value-type="string">
            <text:p>132.2419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32.699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133.61255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nner</text:p>
          </table:table-cell>
          <table:table-cell office:value-type="string" calcext:value-type="string">
            <text:p>134.335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134.4924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oguinho</text:p>
          </table:table-cell>
          <table:table-cell office:value-type="string" calcext:value-type="string">
            <text:p>136.2738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Silva</text:p>
          </table:table-cell>
          <table:table-cell office:value-type="string" calcext:value-type="string">
            <text:p>136.40814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136.696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êndrio</text:p>
          </table:table-cell>
          <table:table-cell office:value-type="string" calcext:value-type="string">
            <text:p>138.559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138.612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138.994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Moura</text:p>
          </table:table-cell>
          <table:table-cell office:value-type="string" calcext:value-type="string">
            <text:p>139.0584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39.11649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139.344399999999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139.4601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139.6105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140.2040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140.504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140.860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41.144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141.7750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142.172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142.4230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142.44774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144.2992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144.80229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144.8417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144.8560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144.9426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146.47305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146.69400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146.940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147.1996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148.68484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149.2905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149.6610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150.039649999999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150.708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uã</text:p>
          </table:table-cell>
          <table:table-cell office:value-type="string" calcext:value-type="string">
            <text:p>150.94694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51.66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151.7424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152.0512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Quirino</text:p>
          </table:table-cell>
          <table:table-cell office:value-type="string" calcext:value-type="string">
            <text:p>152.3752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152.3938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153.842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154.124449999999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154.2766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154.3462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154.601750000000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Kayke</text:p>
          </table:table-cell>
          <table:table-cell office:value-type="string" calcext:value-type="string">
            <text:p>154.88769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155.1561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155.51969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155.96605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156.5020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156.853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157.03544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157.0562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158.9618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159.0656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159.664949999999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59.98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los Júnior</text:p>
          </table:table-cell>
          <table:table-cell office:value-type="string" calcext:value-type="string">
            <text:p>161.847299999999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162.1762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quinha</text:p>
          </table:table-cell>
          <table:table-cell office:value-type="string" calcext:value-type="string">
            <text:p>163.0915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163.107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165.6758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166.375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166.6446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Rodrigues</text:p>
          </table:table-cell>
          <table:table-cell office:value-type="string" calcext:value-type="string">
            <text:p>167.327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167.4244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168.20369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168.2949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168.8874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169.2684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169.64170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169.9800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170.08280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171.8978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172.2381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mon Machado</text:p>
          </table:table-cell>
          <table:table-cell office:value-type="string" calcext:value-type="string">
            <text:p>172.41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173.9232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175.3960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175.9816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176.32109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177.2794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178.6600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178.6656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179.3408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181.78084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181.994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bson Melo</text:p>
          </table:table-cell>
          <table:table-cell office:value-type="string" calcext:value-type="string">
            <text:p>182.703900000000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selmo Ramon</text:p>
          </table:table-cell>
          <table:table-cell office:value-type="string" calcext:value-type="string">
            <text:p>183.48014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184.12380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184.7918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185.13130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185.13509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186.5068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186.6330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187.394100000000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187.54334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heus Saldanha</text:p>
          </table:table-cell>
          <table:table-cell office:value-type="string" calcext:value-type="string">
            <text:p>187.58495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188.03284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188.3999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89.007500000000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189.2233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 Canedo</text:p>
          </table:table-cell>
          <table:table-cell office:value-type="string" calcext:value-type="string">
            <text:p>190.0634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190.5226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192.84949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193.8937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194.763599999999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194.843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198.8980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199.148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199.97630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200.9905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202.877049999999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203.7537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203.962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204.0340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teus Lima</text:p>
          </table:table-cell>
          <table:table-cell office:value-type="string" calcext:value-type="string">
            <text:p>204.382800000000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205.9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207.43364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209.12599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209.4017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211.7885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211.8372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212.36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212.4648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212.7398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212.75984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212.7929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212.8544000000000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213.24389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213.4170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213.6773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214.7658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215.5877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216.2814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217.2580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217.3391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217.399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218.965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222.00824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222.316699999999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223.40324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223.41184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224.0333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226.1644999999999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227.6984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227.99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229.009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niel Amorim</text:p>
          </table:table-cell>
          <table:table-cell office:value-type="string" calcext:value-type="string">
            <text:p>229.49860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229.8612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230.12999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231.3180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233.146650000000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236.1532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236.4672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237.3558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38.794499999999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239.260449999999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239.6273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239.6514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240.9958500000000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242.36294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242.6440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quinhos Gabriel</text:p>
          </table:table-cell>
          <table:table-cell office:value-type="string" calcext:value-type="string">
            <text:p>243.6988499999998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téfano Pinho</text:p>
          </table:table-cell>
          <table:table-cell office:value-type="string" calcext:value-type="string">
            <text:p>244.048700000000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244.06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aio Lucas</text:p>
          </table:table-cell>
          <table:table-cell office:value-type="string" calcext:value-type="string">
            <text:p>244.5385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o Lopes</text:p>
          </table:table-cell>
          <table:table-cell office:value-type="string" calcext:value-type="string">
            <text:p>247.15904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250.19369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250.470049999999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251.52804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252.432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253.80385000000012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255.6226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256.04509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as Lourenço</text:p>
          </table:table-cell>
          <table:table-cell office:value-type="string" calcext:value-type="string">
            <text:p>256.2581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257.2481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258.782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259.7394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261.0505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261.5845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262.7949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262.9654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264.0852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264.5574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266.431499999999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271.5072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274.7368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277.639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279.6194000000001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281.5612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gor Thiago</text:p>
          </table:table-cell>
          <table:table-cell office:value-type="string" calcext:value-type="string">
            <text:p>283.123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287.37409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289.4943000000000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 Antônio</text:p>
          </table:table-cell>
          <table:table-cell office:value-type="string" calcext:value-type="string">
            <text:p>290.593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293.5368999999998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296.38800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297.5506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298.6273999999998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299.7706499999999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erginho</text:p>
          </table:table-cell>
          <table:table-cell office:value-type="string" calcext:value-type="string">
            <text:p>299.888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300.19279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300.36569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301.7337999999998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311.9684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312.6670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313.1514000000001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313.940049999999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314.0252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317.402500000000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318.3266999999999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20.8558500000000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enato Augusto</text:p>
          </table:table-cell>
          <table:table-cell office:value-type="string" calcext:value-type="string">
            <text:p>322.7549499999998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guel Figueira</text:p>
          </table:table-cell>
          <table:table-cell office:value-type="string" calcext:value-type="string">
            <text:p>324.65129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330.1088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H Ganso</text:p>
          </table:table-cell>
          <table:table-cell office:value-type="string" calcext:value-type="string">
            <text:p>330.840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335.98929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347.6137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354.8422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361.6684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365.0842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371.0394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374.21764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381.27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383.5502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386.8976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avid da Silva</text:p>
          </table:table-cell>
          <table:table-cell office:value-type="string" calcext:value-type="string">
            <text:p>389.475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Willen Mota</text:p>
          </table:table-cell>
          <table:table-cell office:value-type="string" calcext:value-type="string">
            <text:p>399.0905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403.20455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444.0490000000000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444.7444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marinho</text:p>
          </table:table-cell>
          <table:table-cell office:value-type="string" calcext:value-type="string">
            <text:p>465.134949999999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465.2660499999999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476.1078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Vinícius Júnior</text:p>
          </table:table-cell>
          <table:table-cell office:value-type="string" calcext:value-type="string">
            <text:p>477.52580000000006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484.81929999999994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490.1418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504.8487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518.51265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Ricardo Santos</text:p>
          </table:table-cell>
          <table:table-cell office:value-type="string" calcext:value-type="string">
            <text:p>523.1379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576.5892000000001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614.0743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614.28415</text:p>
          </table:table-cell>
        </table:table-row>
        <table:table-row table:style-name="ro1">
          <table:table-cell office:value-type="string" calcext:value-type="string">
            <text:p>Leandro Damião</text:p>
          </table:table-cell>
          <table:table-cell office:value-type="string" calcext:value-type="string">
            <text:p>Talisca</text:p>
          </table:table-cell>
          <table:table-cell office:value-type="string" calcext:value-type="string">
            <text:p>673.2083000000001</text:p>
          </table:table-cell>
        </table:table-row>
      </table:table>
      <table:table table:name="Gabigol - Méd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1.51724865492140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1.46500967709076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1.4224112352882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1.417364738346309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1.41624815361890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1.41610870421425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1.39360465116279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1.37692675921493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1.36633098992969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1.36581196581196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1.3588435374149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Leonardo</text:p>
          </table:table-cell>
          <table:table-cell office:value-type="string" calcext:value-type="string">
            <text:p>1.35858681277158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1.358073654390934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1.35781722054380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1.35398230088495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1.35347261434217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1.3500422416220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.3499155246855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1.3495355165618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1.349408894726965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1.34323339871112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1.335748119253273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1.33068097705403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1.3305578684429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1.329696745562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1.32138919514884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1.31739488870568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1.31582799634034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1.31582799634034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1.31414473684210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1.31342465753424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1.31234601697235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1.3068605179463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.30579262756491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1.30425319669901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1.30342577487765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1.3025994022280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1.29509230076542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1.28986547085201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1.28755595344673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1.28744069465580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1.286289240676146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1.285254691689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1.28341959664465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1.28136136849607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1.27635782747603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1.27477397624534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1.2724055560470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1.2699337748344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ayke</text:p>
          </table:table-cell>
          <table:table-cell office:value-type="string" calcext:value-type="string">
            <text:p>1.2699337748344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1.26881340979267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1.26870148200423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1.2687014820042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1.2669133192389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1.26579827495159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1.26335207308503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1.26268656716417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ygor</text:p>
          </table:table-cell>
          <table:table-cell office:value-type="string" calcext:value-type="string">
            <text:p>1.26235407706486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1.26146829225506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1.259921156373193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kson</text:p>
          </table:table-cell>
          <table:table-cell office:value-type="string" calcext:value-type="string">
            <text:p>1.25970044670228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1.25650882404333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1.25431711145996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 Beléa</text:p>
          </table:table-cell>
          <table:table-cell office:value-type="string" calcext:value-type="string">
            <text:p>1.25420772651957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1.25213303151662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1.2510438413361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1.25071745369162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1.250391236306729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1.24703026099020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1.24670596393897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1.24616584351442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1.24519480519480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1.24519480519480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1.24476371819283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1.242183451373294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1.239720713731574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1.23865300146412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1.2382264313387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1.23461241308266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1.2341886209559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1.23281330361734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1.23101942994093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1.23007184399589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lington Tanque</text:p>
          </table:table-cell>
          <table:table-cell office:value-type="string" calcext:value-type="string">
            <text:p>1.22965116279069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.2295460374454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1.22692373315133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1.22619149117571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1.22514694607717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1.22441682274816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1.22431259044862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1.2235834609494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1.222855199387807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1.22243943901402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1.22243943901402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1.222023961254142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1.22181632826437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1.219433610310327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1.2192268565615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1.218916857360793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1.21860701576004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1.21336370539104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1.212852082981953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1.21254531658376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1.20979138627187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1.208672997730901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1.20867299773090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chael Thuique</text:p>
          </table:table-cell>
          <table:table-cell office:value-type="string" calcext:value-type="string">
            <text:p>1.20613887957061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Quirino</text:p>
          </table:table-cell>
          <table:table-cell office:value-type="string" calcext:value-type="string">
            <text:p>1.20593660908938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1.20553227158424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1.2049262734584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1.20391762933199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1.20341394025604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1.20291067246570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1.20270948319116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1.20260891378877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1.20180496365003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1.19899958315964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1.1970037453183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1.195908864127723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1.19491525423728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lef</text:p>
          </table:table-cell>
          <table:table-cell office:value-type="string" calcext:value-type="string">
            <text:p>1.19412155430089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 Araújo</text:p>
          </table:table-cell>
          <table:table-cell office:value-type="string" calcext:value-type="string">
            <text:p>1.19402241594022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1.19313091090094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. Lima</text:p>
          </table:table-cell>
          <table:table-cell office:value-type="string" calcext:value-type="string">
            <text:p>1.19263620532382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1.19253731343283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1.19154929577464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1.191351888667992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téfano Pinho</text:p>
          </table:table-cell>
          <table:table-cell office:value-type="string" calcext:value-type="string">
            <text:p>1.19125320964134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1.19095727061941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e Shinyashiki</text:p>
          </table:table-cell>
          <table:table-cell office:value-type="string" calcext:value-type="string">
            <text:p>1.18938140919616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1.18908639933856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1.18839861179970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1.1883004213831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1.1883004213831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.18692745729140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1.18624216430221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1.1859487094912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1.18565539983511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1.18526454590407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1.1842885375494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1.18380113589595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1.18370370370370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eus Lima</text:p>
          </table:table-cell>
          <table:table-cell office:value-type="string" calcext:value-type="string">
            <text:p>1.18341150333251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1.18311944718657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1.18273026315789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1.18234133508714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1.18234133508714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1.18156424581005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 Grafite</text:p>
          </table:table-cell>
          <table:table-cell office:value-type="string" calcext:value-type="string">
            <text:p>1.18156424581005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1.1810790835181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1.1809820988668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1.18069124045644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ebá</text:p>
          </table:table-cell>
          <table:table-cell office:value-type="string" calcext:value-type="string">
            <text:p>1.1803036520311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1.17972274628824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1.17972274628824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1.17923909478517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1.17923909478517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1.17914241206854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an Moser</text:p>
          </table:table-cell>
          <table:table-cell office:value-type="string" calcext:value-type="string">
            <text:p>1.17914241206854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1.17836952068824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1.17807994757536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nner</text:p>
          </table:table-cell>
          <table:table-cell office:value-type="string" calcext:value-type="string">
            <text:p>1.17807994757536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1.1764417177914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1.1764417177914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1.17634549321118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1.1761530912659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1.175096004575537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1.17452021233156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1.17413666421748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1.17413666421748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1.173849167482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1.17317888897952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1.1728918610340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quinha</text:p>
          </table:table-cell>
          <table:table-cell office:value-type="string" calcext:value-type="string">
            <text:p>1.17241379310344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1.17164969450101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n</text:p>
          </table:table-cell>
          <table:table-cell office:value-type="string" calcext:value-type="string">
            <text:p>1.17136341423684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1.17079127320091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1.1695535496462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1.169268292682926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1.168983174835405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1.16831844029244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1.16831844029244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1.16793893129770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1.16784409257003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1.16784409257003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igueiredo</text:p>
          </table:table-cell>
          <table:table-cell office:value-type="string" calcext:value-type="string">
            <text:p>1.1677492692432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1.1677492692432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1.16746489163081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1.16689655172413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1.16604507864439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oguinho</text:p>
          </table:table-cell>
          <table:table-cell office:value-type="string" calcext:value-type="string">
            <text:p>1.1648173645419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1.16293361364922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1.16236967590721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1.16068113953676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1.16049382716049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1.16011938372186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1.15955817141014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1.15881073241479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1.15834407216494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1.15806425638135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1.15713251267197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1.155551984573356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gar Bruno</text:p>
          </table:table-cell>
          <table:table-cell office:value-type="string" calcext:value-type="string">
            <text:p>1.1553663239074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1.15462427745664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yvison</text:p>
          </table:table-cell>
          <table:table-cell office:value-type="string" calcext:value-type="string">
            <text:p>1.15462427745664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.15157338457842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1.15111253401632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1.15009996001599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 Dantas</text:p>
          </table:table-cell>
          <table:table-cell office:value-type="string" calcext:value-type="string">
            <text:p>1.15000799616184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1.14982411256795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1.1495483974102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1.14945652173913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an Patrick</text:p>
          </table:table-cell>
          <table:table-cell office:value-type="string" calcext:value-type="string">
            <text:p>1.14890557597060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1.14890557597060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ogo de Oliveira</text:p>
          </table:table-cell>
          <table:table-cell office:value-type="string" calcext:value-type="string">
            <text:p>1.1482634730538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1.14716439339554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.14588479005656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Silva</text:p>
          </table:table-cell>
          <table:table-cell office:value-type="string" calcext:value-type="string">
            <text:p>1.14533726208489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1.14497253403391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1.144699140401146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1.14387974230493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1.143606870229007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ája Silva</text:p>
          </table:table-cell>
          <table:table-cell office:value-type="string" calcext:value-type="string">
            <text:p>1.14306151645207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1.142607452133153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1.1424259273969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.14206305090129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1.14115686741252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1.1407043147208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1.1407043147208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1.14016172506738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.13907809282433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1.13799651843646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1.13727660920449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1.13700687801407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1.13673727473917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1.13628821995733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bson Melo</text:p>
          </table:table-cell>
          <table:table-cell office:value-type="string" calcext:value-type="string">
            <text:p>1.13574982231698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1.135301547205557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1.13485362581866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1.13404825737265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1.13378005518328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1.13369068264228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1.13208438287153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1.13172804532577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1.13172804532577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1.1311049941014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1.131016042780748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1.13083818210410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1.130393775053053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1.13012729844413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1.130038500825017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1.12808847752764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1.1276462286341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1.12729267910330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1.12702766240890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1.126851053827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. Cunha Cantanhede</text:p>
          </table:table-cell>
          <table:table-cell office:value-type="string" calcext:value-type="string">
            <text:p>1.12508800750997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1.12447224394057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.12333046942122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erson Magrão</text:p>
          </table:table-cell>
          <table:table-cell office:value-type="string" calcext:value-type="string">
            <text:p>1.12306731219740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1.12140350877192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1.12061711079943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1.1187864644107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1.1187864644107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1.11869943995021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1.118264520643806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1.1181775773596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1.118090647593873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1.11791682860474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Magno</text:p>
          </table:table-cell>
          <table:table-cell office:value-type="string" calcext:value-type="string">
            <text:p>1.11756935270805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1.11661490683229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1.11661490683229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1.11618160651920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1.115921787709497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1.11557555072913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rcez</text:p>
          </table:table-cell>
          <table:table-cell office:value-type="string" calcext:value-type="string">
            <text:p>1.11281337047353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1.11238301492768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1.111781076066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1.11160921317050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1.1108364872171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1.11075069508804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o do Break</text:p>
          </table:table-cell>
          <table:table-cell office:value-type="string" calcext:value-type="string">
            <text:p>1.11049339819318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1.11040765904879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.11032193314290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zevedo</text:p>
          </table:table-cell>
          <table:table-cell office:value-type="string" calcext:value-type="string">
            <text:p>1.11006483482556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1.10946540152742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1.10878112712975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1.10826847499422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1.1075856757797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erton Nascimento</text:p>
          </table:table-cell>
          <table:table-cell office:value-type="string" calcext:value-type="string">
            <text:p>1.10750038503003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1.10741510741510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1.10707412824262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.10690371738628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1.10528742699047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.1050326546292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1.10494775660725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1.10469314079422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1.10426904176904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1.10409949332105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1.10401473861978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.10333716915995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êndrio</text:p>
          </table:table-cell>
          <table:table-cell office:value-type="string" calcext:value-type="string">
            <text:p>1.10325253145136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1.10274497776414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.10274497776414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Scarpa</text:p>
          </table:table-cell>
          <table:table-cell office:value-type="string" calcext:value-type="string">
            <text:p>1.10190009193993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1.10122511485451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1.10055096418732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1.09987763842153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1.09970943569353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1.0980302336234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1.0980302336234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1.09794640812275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1.09786259541984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1.09627258175165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1.09560447931743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1.09493719071183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1.09485383678440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1.09377138945927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1.09310633123052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1.09269108038292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1.092110258941453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1.09177863812343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1.09169576438439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1.0913643952041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1.09037149355572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1.09020618556701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1.09012355036761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1.09012355036761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1.09004092769440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1.08995831754452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1.089050431621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1.08880308880308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1.08847347309467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1.08847347309467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1.086664148092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1.0865820489573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uã</text:p>
          </table:table-cell>
          <table:table-cell office:value-type="string" calcext:value-type="string">
            <text:p>1.0865820489573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1.08608971454463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1.08387971964729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mon Machado</text:p>
          </table:table-cell>
          <table:table-cell office:value-type="string" calcext:value-type="string">
            <text:p>1.08371637404867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Saldanha</text:p>
          </table:table-cell>
          <table:table-cell office:value-type="string" calcext:value-type="string">
            <text:p>1.08363471971066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1.08322663252240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phael Alemão</text:p>
          </table:table-cell>
          <table:table-cell office:value-type="string" calcext:value-type="string">
            <text:p>1.08314505196565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Moura</text:p>
          </table:table-cell>
          <table:table-cell office:value-type="string" calcext:value-type="string">
            <text:p>1.08265582655826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1.08135338345864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1.08005407029137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1.079972966884433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1.07924358397118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1.07875787578757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1.0773033707865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1.076658182362629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1.07633587786259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.07633587786259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1.07617479796468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1.07553096021537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1.07392473118279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1.07392473118279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1.0735239232664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1.073203492276695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1.07264319809069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1.07216341136126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1.07176391683433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1.071684053651266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1.07032819825853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1.07032819825853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1.06826116021689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1.06826116021689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1.06770601336302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1.06675567423230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el Amorim</text:p>
          </table:table-cell>
          <table:table-cell office:value-type="string" calcext:value-type="string">
            <text:p>1.06667655566268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emir</text:p>
          </table:table-cell>
          <table:table-cell office:value-type="string" calcext:value-type="string">
            <text:p>1.06636019870986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1.06430844372086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1.06375739644970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1.06360005916284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1.06360005916284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1.06352140797160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1.0629711751662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1.06124557260920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ir Silva</text:p>
          </table:table-cell>
          <table:table-cell office:value-type="string" calcext:value-type="string">
            <text:p>1.06085417127683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1.06030669419050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1.05944751381215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1.059057437407952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1.0575777630708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1.055792101013066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los Júnior</text:p>
          </table:table-cell>
          <table:table-cell office:value-type="string" calcext:value-type="string">
            <text:p>1.05571460030830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1.05524983491085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selmo Ramon</text:p>
          </table:table-cell>
          <table:table-cell office:value-type="string" calcext:value-type="string">
            <text:p>1.05424424571177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1.05416697207359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1.0535491905354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.05308632935490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1.0530092253624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1.05285505124450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1.052315797175678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1.05162328166130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1.04855643044619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1.04855643044619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quinhos Gabriel</text:p>
          </table:table-cell>
          <table:table-cell office:value-type="string" calcext:value-type="string">
            <text:p>1.048250728862973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Silva</text:p>
          </table:table-cell>
          <table:table-cell office:value-type="string" calcext:value-type="string">
            <text:p>1.04763986013986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1.04710593374590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1.04527945344865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1.04482382855067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1.04308093994778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1.04255164914824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.041871921182265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Lourenço</text:p>
          </table:table-cell>
          <table:table-cell office:value-type="string" calcext:value-type="string">
            <text:p>1.040364583333333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1.040063638993346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Thiago</text:p>
          </table:table-cell>
          <table:table-cell office:value-type="string" calcext:value-type="string">
            <text:p>1.0392369390851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1.03833658219623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1.036391150825106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.03497409326424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1.03489961862272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1.03482515469851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1.03437859608745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.03415546127849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.0337094803421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1.03296703296703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1.0325962090752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1.03178133295071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1.03045066991473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.029565466389863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1.02949176807444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1.02919708029197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1.02824050904411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1.02706562879382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 Canedo</text:p>
          </table:table-cell>
          <table:table-cell office:value-type="string" calcext:value-type="string">
            <text:p>1.02647919491827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1.026113013698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1.026113013698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1.02582025677603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1.02582025677603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 Lucas</text:p>
          </table:table-cell>
          <table:table-cell office:value-type="string" calcext:value-type="string">
            <text:p>1.02545454545454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.0252352437981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1.02304737516005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1.02275636467074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1.02253821542836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1.02166654827022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Rodrigues</text:p>
          </table:table-cell>
          <table:table-cell office:value-type="string" calcext:value-type="string">
            <text:p>1.021158761715421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1.02014470137608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1.0174743544393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1.017114568599717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 Antônio</text:p>
          </table:table-cell>
          <table:table-cell office:value-type="string" calcext:value-type="string">
            <text:p>1.010610638746398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1.00940482874789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1.00791926554068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1.00770739910313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1.0070723338701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1.00174131085881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1.00083507306889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9998609566184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99937460913070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9988193624557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99854197042282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99715731817236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o Lopes</text:p>
          </table:table-cell>
          <table:table-cell office:value-type="string" calcext:value-type="string">
            <text:p>0.994881018262313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991383470048941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991315136476426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en Mota</text:p>
          </table:table-cell>
          <table:table-cell office:value-type="string" calcext:value-type="string">
            <text:p>0.99090533278214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99035945462057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9900867410161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9001858608109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987978292230542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98425951272926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98405747519671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H Ganso</text:p>
          </table:table-cell>
          <table:table-cell office:value-type="string" calcext:value-type="string">
            <text:p>0.97584475505495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975381485249237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97531533975315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d da Silva</text:p>
          </table:table-cell>
          <table:table-cell office:value-type="string" calcext:value-type="string">
            <text:p>0.974324232775557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97412625304795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96913746630727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96802853873594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9652348993288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96465222348916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guel Figueira</text:p>
          </table:table-cell>
          <table:table-cell office:value-type="string" calcext:value-type="string">
            <text:p>0.964134879667493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96110665597433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96110665597433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95943962641761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955678118147385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9550434955840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95447305548181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5068746694870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to Augusto</text:p>
          </table:table-cell>
          <table:table-cell office:value-type="string" calcext:value-type="string">
            <text:p>0.94993394980184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erginho</text:p>
          </table:table-cell>
          <table:table-cell office:value-type="string" calcext:value-type="string">
            <text:p>0.94974575711549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94799288115483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o Santos</text:p>
          </table:table-cell>
          <table:table-cell office:value-type="string" calcext:value-type="string">
            <text:p>0.94574866837640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94525139664804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94370078740157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93105457370363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927153171738009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92387743303141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92115544738359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0.91921257829477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91651797094060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marinho</text:p>
          </table:table-cell>
          <table:table-cell office:value-type="string" calcext:value-type="string">
            <text:p>0.9138391155165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90961988489026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90452830188679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9008455997494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89479250917688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8835780549241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lisca</text:p>
          </table:table-cell>
          <table:table-cell office:value-type="string" calcext:value-type="string">
            <text:p>0.8815200735519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Júnior</text:p>
          </table:table-cell>
          <table:table-cell office:value-type="string" calcext:value-type="string">
            <text:p>0.8735953349936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0.8698439579049232</text:p>
          </table:table-cell>
        </table:table-row>
      </table:table>
      <table:table table:name="Gabigol - Cosseno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en Mota</text:p>
          </table:table-cell>
          <table:table-cell office:value-type="string" calcext:value-type="string">
            <text:p>0.99981145090498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0.99938208813763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0.99917870680681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0.99905672530420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0.998920624706255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0.99887640338883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0.99872438213005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0.99868981423900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0.99868364428350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9863048855332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985668585193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0.99852544396863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0.998479273704872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0.998390791052475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0.99825566475096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Saldanha</text:p>
          </table:table-cell>
          <table:table-cell office:value-type="string" calcext:value-type="string">
            <text:p>0.99812119715594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0.99803647903244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0.99787989428224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9786300668940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0.99771830420013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0.99757162791217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97506765066857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0.99746251304799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0.997458123609276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marinho</text:p>
          </table:table-cell>
          <table:table-cell office:value-type="string" calcext:value-type="string">
            <text:p>0.99735842951987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.9973354134824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selmo Ramon</text:p>
          </table:table-cell>
          <table:table-cell office:value-type="string" calcext:value-type="string">
            <text:p>0.99732879835881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 Lucas</text:p>
          </table:table-cell>
          <table:table-cell office:value-type="string" calcext:value-type="string">
            <text:p>0.9973075618755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99729319466061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0.9972082002542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0.99719849526330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0.99707314565465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0.99705001381691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0.99703032342744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0.99698768409553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0.99695155984177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996879268152299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0.99668088911187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0.99652404915405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99650549042760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0.99645347068615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99644441057828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0.99638752247841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0.99627391483264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0.99624301390427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0.99624103814473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0.99620073309019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el Amorim</text:p>
          </table:table-cell>
          <table:table-cell office:value-type="string" calcext:value-type="string">
            <text:p>0.99617221400464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0.9961613891023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0.99609131825336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0.99599371989718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0.99593603353212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9958211515237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9581352893036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0.99579017850982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95697866850116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0.99568899219763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0.99565096502064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99554109590884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0.99552223146752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0.99545055685983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Thiago</text:p>
          </table:table-cell>
          <table:table-cell office:value-type="string" calcext:value-type="string">
            <text:p>0.99543580335115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0.99539417513951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0.99538601054481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995383628591809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0.99537560542912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0.99527304882027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0.99525695273443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95209285461416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995203285396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0.99496049594396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99484327778486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99477249762489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0.99467680427106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0.994645525794329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 Dantas</text:p>
          </table:table-cell>
          <table:table-cell office:value-type="string" calcext:value-type="string">
            <text:p>0.994611023985453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0.99453876089260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9448425579861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0.99446388044705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0.99435424358274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99423552434936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0.9940848617083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0.99403818853235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o do Break</text:p>
          </table:table-cell>
          <table:table-cell office:value-type="string" calcext:value-type="string">
            <text:p>0.993991550444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9939847395183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uã</text:p>
          </table:table-cell>
          <table:table-cell office:value-type="string" calcext:value-type="string">
            <text:p>0.99383503091008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0.9937609588506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0.99369056629483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0.99357803048327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0.99350340914293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0.99334715095811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0.993337017309457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0.99329308762615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0.99326312434631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0.993236343187927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0.99317570769233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Silva</text:p>
          </table:table-cell>
          <table:table-cell office:value-type="string" calcext:value-type="string">
            <text:p>0.99315122952519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0.99310366295525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Magno</text:p>
          </table:table-cell>
          <table:table-cell office:value-type="string" calcext:value-type="string">
            <text:p>0.99307878407063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0.99279087987032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99261224801602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0.99260305280684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0.99259404895956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0.99257108893175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9252319360342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n</text:p>
          </table:table-cell>
          <table:table-cell office:value-type="string" calcext:value-type="string">
            <text:p>0.99249625291082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0.9924949594786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992478038310734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0.99246569388113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0.99241462735479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0.99234440426742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0.99231787318469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0.99230070382945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99229018779366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.99228921954348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0.992282539201148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0.99227174578040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0.99226276865087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9921887218686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0.992064185360982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0.99198412094865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0.99197275465022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0.991910554442512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mon Machado</text:p>
          </table:table-cell>
          <table:table-cell office:value-type="string" calcext:value-type="string">
            <text:p>0.99176917262805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0.99174486376992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0.99171173036144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0.991700690293937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0.99162557797137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0.99159079142138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0.99158598467912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0.99157443329338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0.991545854431355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9142311122086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0.99136661784501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0.99126938917270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Rodrigues</text:p>
          </table:table-cell>
          <table:table-cell office:value-type="string" calcext:value-type="string">
            <text:p>0.99119121066396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0.99117175110636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99093762472662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0.99079921713141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9068722622286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0.99065575278506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9906514295297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0.99048753137068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0.99034070219875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0.990290026990122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0.99027116744044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yvison</text:p>
          </table:table-cell>
          <table:table-cell office:value-type="string" calcext:value-type="string">
            <text:p>0.99023643973411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0.99019697358656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9019099906582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99018032798395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0.99014452624008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0.99004692796529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0.99002311889748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0.9900096864067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9899917652613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0.98990617161438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Quirino</text:p>
          </table:table-cell>
          <table:table-cell office:value-type="string" calcext:value-type="string">
            <text:p>0.98987561906621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8979909657551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98977813090554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0.989682235433616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0.989616790701012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gar Bruno</text:p>
          </table:table-cell>
          <table:table-cell office:value-type="string" calcext:value-type="string">
            <text:p>0.989494748279929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98948693460723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d da Silva</text:p>
          </table:table-cell>
          <table:table-cell office:value-type="string" calcext:value-type="string">
            <text:p>0.9892859375580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98925432783362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0.98925221836144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98921660804363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0.98920489583888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0.98918777811797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0.98918381082559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0.98917800376441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8906812070743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98906179965665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98903125695707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0.98899740169220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0.98880653045382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8868923918293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0.98865883622102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0.98858531538194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0.98854094067057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0.98846791926971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0.98834535017229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. Cunha Cantanhede</text:p>
          </table:table-cell>
          <table:table-cell office:value-type="string" calcext:value-type="string">
            <text:p>0.98834301539782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98833999151257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0.98832932426645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0.98820318157284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0.98820281641696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0.988161219221912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8814545312717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0.98807888659623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 Canedo</text:p>
          </table:table-cell>
          <table:table-cell office:value-type="string" calcext:value-type="string">
            <text:p>0.98785694889578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0.987716363797404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987681514168414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0.98760738799402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0.9875951610928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eus Lima</text:p>
          </table:table-cell>
          <table:table-cell office:value-type="string" calcext:value-type="string">
            <text:p>0.98755374694717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0.98752617606611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0.98747532908372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0.98723504258235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êndrio</text:p>
          </table:table-cell>
          <table:table-cell office:value-type="string" calcext:value-type="string">
            <text:p>0.987201555011907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8719735816848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0.98716077971590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98706695245496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0.98704902973548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lisca</text:p>
          </table:table-cell>
          <table:table-cell office:value-type="string" calcext:value-type="string">
            <text:p>0.98699006757465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986967153996769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0.98687297559234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986841133256976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0.986757834835047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986719190531757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0.98662124814633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98661387041160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0.98657292866798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bson Melo</text:p>
          </table:table-cell>
          <table:table-cell office:value-type="string" calcext:value-type="string">
            <text:p>0.98654421086919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los Júnior</text:p>
          </table:table-cell>
          <table:table-cell office:value-type="string" calcext:value-type="string">
            <text:p>0.98652368537420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0.98651950512357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0.98648724057914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0.986464418235794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0.98640589460874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0.98619696553187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0.98617383858489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0.98609199501715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0.9860603850912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0.98599700949572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0.98594385112181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0.98565426270201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0.9856240744775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0.98556922464034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0.98535761430390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0.98533421638323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0.98533283468151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0.98521716403048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0.98521461129498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0.98506560417577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0.98505393667276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0.98503642907049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0.98495252686453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0.98491835418437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0.98489655046958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erton Nascimento</text:p>
          </table:table-cell>
          <table:table-cell office:value-type="string" calcext:value-type="string">
            <text:p>0.984891988004826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0.98488691320900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phael Alemão</text:p>
          </table:table-cell>
          <table:table-cell office:value-type="string" calcext:value-type="string">
            <text:p>0.984838104131162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0.98481276572698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.98480153602955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98479056468066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.98475731358242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0.98474844016702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0.9847369274373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0.98470214496426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0.98452028279345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0.98445860891785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0.98444854418480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0.98433329638013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0.98429488188527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0.98421245686001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0.98420069376124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0.98407476223238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zevedo</text:p>
          </table:table-cell>
          <table:table-cell office:value-type="string" calcext:value-type="string">
            <text:p>0.9838748337946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0.98381871433885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0.98380195456373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0.98370177934573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0.983688081199401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Silva</text:p>
          </table:table-cell>
          <table:table-cell office:value-type="string" calcext:value-type="string">
            <text:p>0.98367474653070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0.98359102484041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0.98357521458362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0.98353566947912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0.98353374143906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0.9834925158779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chael Thuique</text:p>
          </table:table-cell>
          <table:table-cell office:value-type="string" calcext:value-type="string">
            <text:p>0.983487348137533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0.98348131250542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0.98345496161701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0.98338827210450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ir Silva</text:p>
          </table:table-cell>
          <table:table-cell office:value-type="string" calcext:value-type="string">
            <text:p>0.98331210135257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0.98330190808655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0.9832121063298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0.98318846753768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0.98318117478719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0.9831180283337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0.983071186061803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0.98298094738362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0.98290216182502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0.98285227171725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0.98283602964424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0.98273293694626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0.98268438518657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8257894151659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.98256261611187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82560188251643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0.98250755234846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0.982393761089617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0.98238717377962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98234829673578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rcez</text:p>
          </table:table-cell>
          <table:table-cell office:value-type="string" calcext:value-type="string">
            <text:p>0.98234496479073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0.98233111126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. Lima</text:p>
          </table:table-cell>
          <table:table-cell office:value-type="string" calcext:value-type="string">
            <text:p>0.98216132453513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0.982126175497885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8208857945807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98202114970571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0.9819774013944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0.98195388472600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0.98192380057133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ygor</text:p>
          </table:table-cell>
          <table:table-cell office:value-type="string" calcext:value-type="string">
            <text:p>0.98186209593847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0.981630634656786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0.98161113148308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0.9815170137282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98145314756283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0.98143227205429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0.98139765724309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0.98137075509423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0.981320432582143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0.98126805758427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0.98121385798758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H Ganso</text:p>
          </table:table-cell>
          <table:table-cell office:value-type="string" calcext:value-type="string">
            <text:p>0.98117592906352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0.98116245660383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0.9811531256980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0.98114749155166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0.98105897908668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0.98103737155192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0.9809553498244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0.98090515837459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0.98089441933461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0.980879513117335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0.98082882572886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0.980789259067084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0.98074697972850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0.98073532819769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lington Tanque</text:p>
          </table:table-cell>
          <table:table-cell office:value-type="string" calcext:value-type="string">
            <text:p>0.98063705890390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kson</text:p>
          </table:table-cell>
          <table:table-cell office:value-type="string" calcext:value-type="string">
            <text:p>0.9806318448314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98059029968521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0.98058310444210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0.98054177277595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0.9805348008778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0.98047387654649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0.98044000381416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98031667677837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0.980233256282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98014244232995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 Grafite</text:p>
          </table:table-cell>
          <table:table-cell office:value-type="string" calcext:value-type="string">
            <text:p>0.98008504860484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ayke</text:p>
          </table:table-cell>
          <table:table-cell office:value-type="string" calcext:value-type="string">
            <text:p>0.9800757713788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0.98003314548247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0.98001035324740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0.97999180319417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0.979952312861779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7993394901997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0.979922005724179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0.97982969244144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0.97982512929926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0.97980629881185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79755575592717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0.979732867092019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0.97971178824753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0.979700572480701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to Augusto</text:p>
          </table:table-cell>
          <table:table-cell office:value-type="string" calcext:value-type="string">
            <text:p>0.97958106544576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0.97953059824474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0.97951923975243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0.979482033261418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0.979481377544567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0.97941159835554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0.97926670507896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Leonardo</text:p>
          </table:table-cell>
          <table:table-cell office:value-type="string" calcext:value-type="string">
            <text:p>0.97919659373229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0.97909932347770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quinhos Gabriel</text:p>
          </table:table-cell>
          <table:table-cell office:value-type="string" calcext:value-type="string">
            <text:p>0.97902997409941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an Patrick</text:p>
          </table:table-cell>
          <table:table-cell office:value-type="string" calcext:value-type="string">
            <text:p>0.97897932666094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0.978912080362047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0.978911231900596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78886645955733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ogo de Oliveira</text:p>
          </table:table-cell>
          <table:table-cell office:value-type="string" calcext:value-type="string">
            <text:p>0.97888235421271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0.978855894453712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0.97881967289028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0.97873366246823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0.9787306579266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0.9786671041187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0.978614365929149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0.97860206776216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0.97853022912141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0.978516944077696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0.97850764558929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978380783333434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0.978345189304241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0.97831569531121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97826419363715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0.978227905879666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0.978196344377945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0.97816290432091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0.97812522965817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0.97804508438397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0.97799714203945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0.97797659439143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97793653430967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0.97788274970264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0.9778255093773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0.97774832331730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quinha</text:p>
          </table:table-cell>
          <table:table-cell office:value-type="string" calcext:value-type="string">
            <text:p>0.977504571106687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0.97745654069450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0.97745114586984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téfano Pinho</text:p>
          </table:table-cell>
          <table:table-cell office:value-type="string" calcext:value-type="string">
            <text:p>0.977394172401152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0.97722577826300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oguinho</text:p>
          </table:table-cell>
          <table:table-cell office:value-type="string" calcext:value-type="string">
            <text:p>0.977191934901467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o Lopes</text:p>
          </table:table-cell>
          <table:table-cell office:value-type="string" calcext:value-type="string">
            <text:p>0.9771788360014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0.97710486751885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0.97709266721784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0.97708781380364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0.97685941569865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0.97678632878130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0.97664265343668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0.97649487548376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0.97642723958324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0.97631335773561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0.976202644127107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0.976201357824306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0.976143195275547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0.97608080244589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0.97604639385262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0.975857087622984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0.9758556344303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0.97583659383753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0.975825233941744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0.97581441749377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0.97580840200177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an Moser</text:p>
          </table:table-cell>
          <table:table-cell office:value-type="string" calcext:value-type="string">
            <text:p>0.97567975672297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7557683137189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o Santos</text:p>
          </table:table-cell>
          <table:table-cell office:value-type="string" calcext:value-type="string">
            <text:p>0.97555242650492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nner</text:p>
          </table:table-cell>
          <table:table-cell office:value-type="string" calcext:value-type="string">
            <text:p>0.97554632654641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0.975501219835627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754879236578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0.97540444915038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0.97526082545748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0.97501609776549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74947996806015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Júnior</text:p>
          </table:table-cell>
          <table:table-cell office:value-type="string" calcext:value-type="string">
            <text:p>0.97466651887176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0.97465049218629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lef</text:p>
          </table:table-cell>
          <table:table-cell office:value-type="string" calcext:value-type="string">
            <text:p>0.97450959080159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0.97432008827901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0.97415663679831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0.97409744736648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0.97366313580834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7366020692106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0.973456094481975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0.97334632440464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0.97325400945858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e Shinyashiki</text:p>
          </table:table-cell>
          <table:table-cell office:value-type="string" calcext:value-type="string">
            <text:p>0.97323654269528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0.97311402664558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erson Magrão</text:p>
          </table:table-cell>
          <table:table-cell office:value-type="string" calcext:value-type="string">
            <text:p>0.97309992025766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Moura</text:p>
          </table:table-cell>
          <table:table-cell office:value-type="string" calcext:value-type="string">
            <text:p>0.97304446549344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0.97303417152318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0.973010345424979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0.972932840937578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0.97271210601423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0.97270770379455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0.97270051439298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0.97256462858070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0.97226722890048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0.972134825436678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72116240518213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0.97202029681398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0.972018658045193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0.971938449038433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0.97186668222649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0.97167557518968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0.971668805037915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0.97164450873379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0.97159961509718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0.97133518103715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7113146156041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0.97105533828486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0.97093771050853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 Araújo</text:p>
          </table:table-cell>
          <table:table-cell office:value-type="string" calcext:value-type="string">
            <text:p>0.970847038931892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0.97080578337649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0.970638238724063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erginho</text:p>
          </table:table-cell>
          <table:table-cell office:value-type="string" calcext:value-type="string">
            <text:p>0.97062530440562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guel Figueira</text:p>
          </table:table-cell>
          <table:table-cell office:value-type="string" calcext:value-type="string">
            <text:p>0.9704187819045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0.970360229118783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0.97030986368057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0.97006787919239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0.969754230094583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69507383726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96924707614036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0.969223823841223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ebá</text:p>
          </table:table-cell>
          <table:table-cell office:value-type="string" calcext:value-type="string">
            <text:p>0.9684170277936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968344164648705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0.967868041509687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0.96720858585261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0.96693415518702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0.96677230966374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6641718191792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 Antônio</text:p>
          </table:table-cell>
          <table:table-cell office:value-type="string" calcext:value-type="string">
            <text:p>0.966359551687876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0.965386248302507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 Beléa</text:p>
          </table:table-cell>
          <table:table-cell office:value-type="string" calcext:value-type="string">
            <text:p>0.96513225865462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ája Silva</text:p>
          </table:table-cell>
          <table:table-cell office:value-type="string" calcext:value-type="string">
            <text:p>0.964816436971466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0.964623442199424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emir</text:p>
          </table:table-cell>
          <table:table-cell office:value-type="string" calcext:value-type="string">
            <text:p>0.964495104547348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igueiredo</text:p>
          </table:table-cell>
          <table:table-cell office:value-type="string" calcext:value-type="string">
            <text:p>0.9629148059283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96221459038191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0.960630736179899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Lourenço</text:p>
          </table:table-cell>
          <table:table-cell office:value-type="string" calcext:value-type="string">
            <text:p>0.9599313899191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Scarpa</text:p>
          </table:table-cell>
          <table:table-cell office:value-type="string" calcext:value-type="string">
            <text:p>0.958990215475774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0.958527527285406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0.958253913720788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0.9574839411185703</text:p>
          </table:table-cell>
        </table:table-row>
      </table:table>
      <table:table table:name="Gabigol - Eucld.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en Mota</text:p>
          </table:table-cell>
          <table:table-cell office:value-type="string" calcext:value-type="string">
            <text:p>1.66930000000000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5.9874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17.0165000000000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18.9096500000000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21.17430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21.525299999999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22.6178000000000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22.8258500000000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23.7842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 Lucas</text:p>
          </table:table-cell>
          <table:table-cell office:value-type="string" calcext:value-type="string">
            <text:p>25.32685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29.157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31.0824000000000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31.4524500000000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32.1357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32.36654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33.2130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el Amorim</text:p>
          </table:table-cell>
          <table:table-cell office:value-type="string" calcext:value-type="string">
            <text:p>35.2574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marinho</text:p>
          </table:table-cell>
          <table:table-cell office:value-type="string" calcext:value-type="string">
            <text:p>35.8174999999999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36.35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37.132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37.7656999999999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38.0085000000000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38.60485000000008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39.90790000000002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40.0175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41.019599999999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42.4378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42.6433000000000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42.71220000000007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43.1650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43.7988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44.5188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46.7424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48.2325000000000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48.5400499999999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49.275250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51.2890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51.7944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selmo Ramon</text:p>
          </table:table-cell>
          <table:table-cell office:value-type="string" calcext:value-type="string">
            <text:p>51.9299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53.2453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53.6493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54.33645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55.122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56.1312500000000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57.0304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57.19800000000003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57.6159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58.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58.4950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59.0058500000001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59.9727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60.3893000000001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60.6297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61.1218000000000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64.803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65.0762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Saldanha</text:p>
          </table:table-cell>
          <table:table-cell office:value-type="string" calcext:value-type="string">
            <text:p>65.6151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66.894800000000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66.974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68.6341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8.6833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68.8258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70.0236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70.060850000000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71.1399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72.00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72.9694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73.4809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73.7994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74.3013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lamarion</text:p>
          </table:table-cell>
          <table:table-cell office:value-type="float" office:value="74521" calcext:value-type="float">
            <text:p>7452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75.27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75.2957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75.6349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76.3876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76.6959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77.7185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77.9378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78.2008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79.0383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80.0910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80.706500000000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81.0760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81.2143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81.2678500000001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81.326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82.0986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83.349199999999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Rodrigues</text:p>
          </table:table-cell>
          <table:table-cell office:value-type="string" calcext:value-type="string">
            <text:p>83.7033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83.71605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85.195649999999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uã</text:p>
          </table:table-cell>
          <table:table-cell office:value-type="string" calcext:value-type="string">
            <text:p>85.322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86.041299999999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86.10929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86.51565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Silva</text:p>
          </table:table-cell>
          <table:table-cell office:value-type="string" calcext:value-type="string">
            <text:p>86.777050000000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o do Break</text:p>
          </table:table-cell>
          <table:table-cell office:value-type="string" calcext:value-type="string">
            <text:p>86.9693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87.3644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88.5361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88.711699999999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88.7182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Thiago</text:p>
          </table:table-cell>
          <table:table-cell office:value-type="string" calcext:value-type="string">
            <text:p>89.46085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89.940500000000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90.1605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91.3766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91.8610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91.9821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 Dantas</text:p>
          </table:table-cell>
          <table:table-cell office:value-type="string" calcext:value-type="string">
            <text:p>92.2508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92.4075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93.294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93.340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94.3279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94.3313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95.15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95.4221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95.5985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95.7414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96.0858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96.6337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98.3503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98.9702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99.19929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99.38645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99.4114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100.0397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101.1797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101.9618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102.4016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03.6443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104.4719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 Canedo</text:p>
          </table:table-cell>
          <table:table-cell office:value-type="string" calcext:value-type="string">
            <text:p>104.997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105.5130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105.8582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108.7153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109.526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d da Silva</text:p>
          </table:table-cell>
          <table:table-cell office:value-type="string" calcext:value-type="string">
            <text:p>110.006450000000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110.31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110.9041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111.63379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112.3990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114.4740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114.8214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114.9659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115.0277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115.42569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Magno</text:p>
          </table:table-cell>
          <table:table-cell office:value-type="string" calcext:value-type="string">
            <text:p>115.6754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115.8428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115.9302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êndrio</text:p>
          </table:table-cell>
          <table:table-cell office:value-type="string" calcext:value-type="string">
            <text:p>116.0322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116.3232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eus Lima</text:p>
          </table:table-cell>
          <table:table-cell office:value-type="string" calcext:value-type="string">
            <text:p>116.805249999999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116.89095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17.0625000000000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los Júnior</text:p>
          </table:table-cell>
          <table:table-cell office:value-type="string" calcext:value-type="string">
            <text:p>117.6546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117.7521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118.010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18.17985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Quirino</text:p>
          </table:table-cell>
          <table:table-cell office:value-type="string" calcext:value-type="string">
            <text:p>118.5345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118.66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bson Melo</text:p>
          </table:table-cell>
          <table:table-cell office:value-type="string" calcext:value-type="string">
            <text:p>119.976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120.3434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121.26490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121.3929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122.7158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123.0882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123.1530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123.4100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124.4818000000001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124.8171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gar Bruno</text:p>
          </table:table-cell>
          <table:table-cell office:value-type="string" calcext:value-type="string">
            <text:p>124.9253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125.2460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125.5244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25.6556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125.6572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126.9995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127.3279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lisca</text:p>
          </table:table-cell>
          <table:table-cell office:value-type="string" calcext:value-type="string">
            <text:p>128.062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129.2885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129.717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130.867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131.3184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131.4033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132.5514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132.744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132.770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132.9585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133.2432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133.403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135.1754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135.53949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135.645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yvison</text:p>
          </table:table-cell>
          <table:table-cell office:value-type="string" calcext:value-type="string">
            <text:p>135.809500000000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135.9261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136.0844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. Cunha Cantanhede</text:p>
          </table:table-cell>
          <table:table-cell office:value-type="string" calcext:value-type="string">
            <text:p>137.4070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37.57125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137.817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138.248700000000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138.4574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38.9845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142.370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142.8438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phael Alemão</text:p>
          </table:table-cell>
          <table:table-cell office:value-type="string" calcext:value-type="string">
            <text:p>142.8725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143.0083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143.7092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Silva</text:p>
          </table:table-cell>
          <table:table-cell office:value-type="string" calcext:value-type="string">
            <text:p>144.0389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144.32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144.3287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144.43070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145.0669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145.3447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146.429450000000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147.3322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ion</text:p>
          </table:table-cell>
          <table:table-cell office:value-type="string" calcext:value-type="string">
            <text:p>147.397500000000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147.7274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147.79104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148.56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149.004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50.406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150.5094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151.7484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151.990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152.4108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152.5797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152.596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nderson</text:p>
          </table:table-cell>
          <table:table-cell office:value-type="float" office:value="152823" calcext:value-type="float">
            <text:p>1528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153.138100000000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153.9261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mon Machado</text:p>
          </table:table-cell>
          <table:table-cell office:value-type="string" calcext:value-type="string">
            <text:p>154.3869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155.134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155.2272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155.2964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155.6971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158.32784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158.8852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erton Nascimento</text:p>
          </table:table-cell>
          <table:table-cell office:value-type="string" calcext:value-type="string">
            <text:p>160.6289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61.1600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161.505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161.9697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162.2475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162.60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rcez</text:p>
          </table:table-cell>
          <table:table-cell office:value-type="string" calcext:value-type="string">
            <text:p>162.8541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162.914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zevedo</text:p>
          </table:table-cell>
          <table:table-cell office:value-type="string" calcext:value-type="string">
            <text:p>162.95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164.11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165.3098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165.4673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165.6611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166.7113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166.8418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166.8714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167.3754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167.5222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167.7694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169.297499999999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170.0249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170.1812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170.5284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171.154000000000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171.8458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172.7821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173.9364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174.177449999999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174.420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174.57524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175.091049999999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175.142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75.4100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ir Silva</text:p>
          </table:table-cell>
          <table:table-cell office:value-type="string" calcext:value-type="string">
            <text:p>175.5094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175.7833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175.9828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176.1630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176.40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176.8134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176.9069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177.0534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177.7208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178.427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180.632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181.9757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182.2092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182.2600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82.35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182.51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183.215350000000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184.076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184.5723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 Grafite</text:p>
          </table:table-cell>
          <table:table-cell office:value-type="string" calcext:value-type="string">
            <text:p>184.7207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184.7623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185.360949999999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Varanda</text:p>
          </table:table-cell>
          <table:table-cell office:value-type="float" office:value="185629" calcext:value-type="float">
            <text:p>18562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H Ganso</text:p>
          </table:table-cell>
          <table:table-cell office:value-type="string" calcext:value-type="string">
            <text:p>186.35119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186.9931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187.14710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187.5654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quinhos Gabriel</text:p>
          </table:table-cell>
          <table:table-cell office:value-type="string" calcext:value-type="string">
            <text:p>188.071799999999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188.0897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188.1809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188.3681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188.9130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189.1438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189.5167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191.105899999999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191.2554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192.2806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192.644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192.7551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192.8152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193.06015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193.5893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193.67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194.4701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194.565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téfano Pinho</text:p>
          </table:table-cell>
          <table:table-cell office:value-type="string" calcext:value-type="string">
            <text:p>194.78654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194.8540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quinha</text:p>
          </table:table-cell>
          <table:table-cell office:value-type="string" calcext:value-type="string">
            <text:p>196.644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. Lima</text:p>
          </table:table-cell>
          <table:table-cell office:value-type="string" calcext:value-type="string">
            <text:p>196.9504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ogo de Oliveira</text:p>
          </table:table-cell>
          <table:table-cell office:value-type="string" calcext:value-type="string">
            <text:p>197.4616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ayke</text:p>
          </table:table-cell>
          <table:table-cell office:value-type="string" calcext:value-type="string">
            <text:p>197.8889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198.3706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an Patrick</text:p>
          </table:table-cell>
          <table:table-cell office:value-type="string" calcext:value-type="string">
            <text:p>199.4657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200.09825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200.758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200.818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to Augusto</text:p>
          </table:table-cell>
          <table:table-cell office:value-type="string" calcext:value-type="string">
            <text:p>201.461299999999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201.73120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chael Thuique</text:p>
          </table:table-cell>
          <table:table-cell office:value-type="string" calcext:value-type="string">
            <text:p>201.758200000000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202.2363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202.594300000000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oguinho</text:p>
          </table:table-cell>
          <table:table-cell office:value-type="string" calcext:value-type="string">
            <text:p>202.8801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203.470099999999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204.7049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204.735650000000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204.7594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205.22445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205.6581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206.0016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206.014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o Lopes</text:p>
          </table:table-cell>
          <table:table-cell office:value-type="string" calcext:value-type="string">
            <text:p>206.5554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kson</text:p>
          </table:table-cell>
          <table:table-cell office:value-type="string" calcext:value-type="string">
            <text:p>207.0609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207.565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207.9993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208.4146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208.705049999999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o Boldrin</text:p>
          </table:table-cell>
          <table:table-cell office:value-type="string" calcext:value-type="string">
            <text:p>210.251749999999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210.3204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211.042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211.8472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212.5563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nner</text:p>
          </table:table-cell>
          <table:table-cell office:value-type="float" office:value="212761" calcext:value-type="float">
            <text:p>21276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212.8857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213.67665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214.6517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214.9853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215.0410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an Moser</text:p>
          </table:table-cell>
          <table:table-cell office:value-type="string" calcext:value-type="string">
            <text:p>215.2210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ergio Santos</text:p>
          </table:table-cell>
          <table:table-cell office:value-type="float" office:value="215702" calcext:value-type="float">
            <text:p>2157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216.056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216.224850000000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216.9251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217.7254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217.7652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218.468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218.6813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Júnior</text:p>
          </table:table-cell>
          <table:table-cell office:value-type="string" calcext:value-type="string">
            <text:p>219.0956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219.39255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219.5047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220.5717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221.2106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221.5144500000001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221.518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222.255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222.7557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223.98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224.1217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224.78465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224.925900000000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ardo Santos</text:p>
          </table:table-cell>
          <table:table-cell office:value-type="string" calcext:value-type="string">
            <text:p>224.9545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llef</text:p>
          </table:table-cell>
          <table:table-cell office:value-type="string" calcext:value-type="string">
            <text:p>227.3186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227.7573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228.79445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229.0777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229.2622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229.8308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231.14520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Moura</text:p>
          </table:table-cell>
          <table:table-cell office:value-type="string" calcext:value-type="string">
            <text:p>231.3410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233.5333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233.617300000000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erson Magrão</text:p>
          </table:table-cell>
          <table:table-cell office:value-type="string" calcext:value-type="string">
            <text:p>234.4884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234.7554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235.5073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237.2152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238.302550000000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240.08005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242.54130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244.130500000000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244.1977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re Shinyashiki</text:p>
          </table:table-cell>
          <table:table-cell office:value-type="string" calcext:value-type="string">
            <text:p>244.4827000000000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244.6377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245.109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245.12615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245.26610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245.6498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246.2453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246.9257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247.3197000000000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248.77374999999998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249.3162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249.4923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250.79280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252.9908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253.09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Leonardo</text:p>
          </table:table-cell>
          <table:table-cell office:value-type="string" calcext:value-type="string">
            <text:p>253.79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253.9557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254.04225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256.626400000000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256.9153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ellington Tanque</text:p>
          </table:table-cell>
          <table:table-cell office:value-type="string" calcext:value-type="string">
            <text:p>257.7210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258.4721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259.2194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259.46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259.6658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260.0157499999999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260.3596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261.0219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261.488450000000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262.7233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263.096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264.0290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264.5985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ygor</text:p>
          </table:table-cell>
          <table:table-cell office:value-type="string" calcext:value-type="string">
            <text:p>264.8670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265.22445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266.7600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267.5168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268.5933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vi Araújo</text:p>
          </table:table-cell>
          <table:table-cell office:value-type="string" calcext:value-type="string">
            <text:p>269.6833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erginho</text:p>
          </table:table-cell>
          <table:table-cell office:value-type="string" calcext:value-type="string">
            <text:p>273.886249999999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274.4026000000002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guel Figueira</text:p>
          </table:table-cell>
          <table:table-cell office:value-type="string" calcext:value-type="string">
            <text:p>274.5004499999999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274.9725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olfo</text:p>
          </table:table-cell>
          <table:table-cell office:value-type="float" office:value="275757" calcext:value-type="float">
            <text:p>2757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278.3681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278.440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279.3003000000000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279.47710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280.0458999999999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280.051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283.3004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285.4660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285.7916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286.947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288.4813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289.25350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290.3333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290.8455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290.9112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293.5322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294.09545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295.9345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296.77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298.2062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Sebá</text:p>
          </table:table-cell>
          <table:table-cell office:value-type="string" calcext:value-type="string">
            <text:p>298.8532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302.4257500000001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Ademir</text:p>
          </table:table-cell>
          <table:table-cell office:value-type="string" calcext:value-type="string">
            <text:p>303.7916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304.6315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305.2098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305.5301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305.7057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306.1753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308.1231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311.1938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315.4840500000001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316.9045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318.9760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 Antônio</text:p>
          </table:table-cell>
          <table:table-cell office:value-type="string" calcext:value-type="string">
            <text:p>319.4405499999999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321.705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322.2670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ája Silva</text:p>
          </table:table-cell>
          <table:table-cell office:value-type="string" calcext:value-type="string">
            <text:p>323.235300000000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326.6460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327.5007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329.7750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igueiredo</text:p>
          </table:table-cell>
          <table:table-cell office:value-type="string" calcext:value-type="string">
            <text:p>332.5627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341.2104500000000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stavo Scarpa</text:p>
          </table:table-cell>
          <table:table-cell office:value-type="string" calcext:value-type="string">
            <text:p>349.446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Guilherme Beléa</text:p>
          </table:table-cell>
          <table:table-cell office:value-type="string" calcext:value-type="string">
            <text:p>352.00385000000017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355.5744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Lourenço</text:p>
          </table:table-cell>
          <table:table-cell office:value-type="string" calcext:value-type="string">
            <text:p>365.3627000000001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365.7058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367.92465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369.01535000000024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373.24545000000006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383.8656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384.49445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386.8976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392.4061000000002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430.76025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482.7043000000003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492.1677000000001</text:p>
          </table:table-cell>
        </table:table-row>
        <table:table-row table:style-name="ro1">
          <table:table-cell office:value-type="string" calcext:value-type="string">
            <text:p>Gabriel Barbosa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509.98145000000017</text:p>
          </table:table-cell>
        </table:table-row>
      </table:table>
      <table:table table:name="Fernando - Méd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1.36754931954847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1.32046450035652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1.2820690337256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1.27752044939390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1.2765140324963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1.27638834186687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1.2561046511627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1.24107228338918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1.23152194565836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1.23105413105413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1.22477324263038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Leonardo</text:p>
          </table:table-cell>
          <table:table-cell office:value-type="string" calcext:value-type="string">
            <text:p>1.2245418477234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1.22407932011331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1.22384818731117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1.22039163999246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1.2199322416713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1.2168403266685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.21672611225830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1.2163835976353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1.21626946894351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1.2107032782291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1.2039565338534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1.19938934122871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1.19927837912850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1.1985022189349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1.19101433296582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1.18741412475954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1.18600182982616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1.18600182982616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1.18448464912280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1.1838356164383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1.18286339994525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1.17791912766924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.1769566006900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1.1755690577672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1.174823273518216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1.17407843492437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1.167312021611886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1.162600896860986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1.1605192479856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1.16041536120311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1.1593775154279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1.15844504021447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1.1567910048188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1.1549358517462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1.15042598509052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1.14899840453820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1.14686366451384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1.1446357615894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ayke</text:p>
          </table:table-cell>
          <table:table-cell office:value-type="string" calcext:value-type="string">
            <text:p>1.1446357615894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1.14362593736215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1.14352505292872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1.14352505292872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1.1419133192389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1.14090829079387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1.13870344342937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1.13810359964881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ygor</text:p>
          </table:table-cell>
          <table:table-cell office:value-type="string" calcext:value-type="string">
            <text:p>1.13780391468445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1.137005525831067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1.135611038107752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kson</text:p>
          </table:table-cell>
          <table:table-cell office:value-type="string" calcext:value-type="string">
            <text:p>1.13541210475606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1.1325353835401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1.13055991627420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 Beléa</text:p>
          </table:table-cell>
          <table:table-cell office:value-type="string" calcext:value-type="string">
            <text:p>1.130461323798726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1.1285913285739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1.12760960334029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1.127315418732063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1.127021387584767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1.123992022890834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1.12369972260748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1.1232128931635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1.12233766233766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1.12233766233766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1.1219491085338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1.11962342373466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1.11740367209723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1.11644130565842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1.11605682307361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1.1127993819211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1.1124174032437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1.11117778158751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1.10956090045365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1.10870680807389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lington Tanque</text:p>
          </table:table-cell>
          <table:table-cell office:value-type="string" calcext:value-type="string">
            <text:p>1.10832763337893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.10823288022569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1.10586930557925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1.10520931025662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1.10426782519805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1.10360973948578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1.1035157912658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1.10285860132720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1.10220219369101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1.1018274543136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1.1018274543136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1.10145296966607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1.1012658227848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1.0991181956927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1.0989318413021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1.09865242817187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1.09837315709201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1.0936471779296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1.093186034744476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1.092909535452322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1.09042732166890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1.08941927893100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1.08941927893100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chael Thuique</text:p>
          </table:table-cell>
          <table:table-cell office:value-type="string" calcext:value-type="string">
            <text:p>1.08713518953371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Quirino</text:p>
          </table:table-cell>
          <table:table-cell office:value-type="string" calcext:value-type="string">
            <text:p>1.08695287606909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1.08658843252305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1.08604222520107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1.08513309894525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1.08467910635093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1.08422549347607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1.0840441545408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1.08395350781837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1.0832288794184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1.080700291788245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1.07890137328339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1.07791451854315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1.07701894317048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lef</text:p>
          </table:table-cell>
          <table:table-cell office:value-type="string" calcext:value-type="string">
            <text:p>1.07630355363666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 Araújo</text:p>
          </table:table-cell>
          <table:table-cell office:value-type="string" calcext:value-type="string">
            <text:p>1.0762141967621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1.07541065206570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. Lima</text:p>
          </table:table-cell>
          <table:table-cell office:value-type="string" calcext:value-type="string">
            <text:p>1.07496475661331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1.07487562189054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1.07398508699254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1.07380715705765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téfano Pinho</text:p>
          </table:table-cell>
          <table:table-cell office:value-type="string" calcext:value-type="string">
            <text:p>1.07371821419696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1.07345147399801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e Shinyashiki</text:p>
          </table:table-cell>
          <table:table-cell office:value-type="string" calcext:value-type="string">
            <text:p>1.07203109493880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1.07176519222819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1.07114526524541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1.0710567627860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1.0710567627860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.06981926219361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1.06920158363576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1.06893708254308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1.06867271228359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1.06832042195483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1.06744071146245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1.067001399292122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1.06691358024691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eus Lima</text:p>
          </table:table-cell>
          <table:table-cell office:value-type="string" calcext:value-type="string">
            <text:p>1.066650209824734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1.06638696939782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1.066036184210526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1.06568562972706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1.06568562972706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1.06498521196187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 Grafite</text:p>
          </table:table-cell>
          <table:table-cell office:value-type="string" calcext:value-type="string">
            <text:p>1.06498521196187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1.064547918206454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1.06446050254557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1.0641983416796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ebá</text:p>
          </table:table-cell>
          <table:table-cell office:value-type="string" calcext:value-type="string">
            <text:p>1.06384899466557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1.063325403986547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1.063325403986547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1.06288947195801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1.06288947195801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1.062802328441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an Moser</text:p>
          </table:table-cell>
          <table:table-cell office:value-type="string" calcext:value-type="string">
            <text:p>1.062802328441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1.06210569438754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nner</text:p>
          </table:table-cell>
          <table:table-cell office:value-type="string" calcext:value-type="string">
            <text:p>1.06184469200524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1.06184469200524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1.06036809815950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1.06036809815950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1.06028136757729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1.0601079489695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1.05915515973527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1.05863617803184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1.05829047269164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1.05829047269164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1.058031341821743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1.0574271963455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1.05716848801174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quinha</text:p>
          </table:table-cell>
          <table:table-cell office:value-type="string" calcext:value-type="string">
            <text:p>1.05673758865248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1.0560488798370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n</text:p>
          </table:table-cell>
          <table:table-cell office:value-type="string" calcext:value-type="string">
            <text:p>1.05579084541456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1.0552751546727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1.054159551110026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1.053902439024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1.0536454523287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1.05304630381803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1.05304630381803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1.05270423907747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1.05261875761266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1.05261875761266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igueiredo</text:p>
          </table:table-cell>
          <table:table-cell office:value-type="string" calcext:value-type="string">
            <text:p>1.05253329002923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1.05253329002923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1.05227697053332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1.0517647058823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1.05099724339224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oguinho</text:p>
          </table:table-cell>
          <table:table-cell office:value-type="string" calcext:value-type="string">
            <text:p>1.0498906616991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1.04819277108433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1.0476844742584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1.046162537325478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1.045993706124424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1.04565620714689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1.04515036684673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1.04447667391829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1.044056056701030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1.04380384894113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1.0429640357229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1.04153945042583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gar Bruno</text:p>
          </table:table-cell>
          <table:table-cell office:value-type="string" calcext:value-type="string">
            <text:p>1.04137210796915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1.0407032755298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yvison</text:p>
          </table:table-cell>
          <table:table-cell office:value-type="string" calcext:value-type="string">
            <text:p>1.0407032755298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.0379533989911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1.03753801824875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1.0366253498600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 Dantas</text:p>
          </table:table-cell>
          <table:table-cell office:value-type="string" calcext:value-type="string">
            <text:p>1.03654245961938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1.0363767188999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1.03612820717768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1.03604539641943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an Patrick</text:p>
          </table:table-cell>
          <table:table-cell office:value-type="string" calcext:value-type="string">
            <text:p>1.03554880971401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1.03554880971401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ogo de Oliveira</text:p>
          </table:table-cell>
          <table:table-cell office:value-type="string" calcext:value-type="string">
            <text:p>1.03497005988023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1.03397942091409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.03282606963588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Silva</text:p>
          </table:table-cell>
          <table:table-cell office:value-type="string" calcext:value-type="string">
            <text:p>1.03233256351039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1.032003821351803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1.03175740210124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1.03101884991648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1.03077290076335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ája Silva</text:p>
          </table:table-cell>
          <table:table-cell office:value-type="string" calcext:value-type="string">
            <text:p>1.0302813543156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1.0298720902518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1.02970847565334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.02938140236639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1.028564627469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1.028156725888324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1.028156725888324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1.027667670841921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.02669095517186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1.02571609431872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1.02506721492962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1.02482409676654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1.02458109389819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1.0241763451054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bson Melo</text:p>
          </table:table-cell>
          <table:table-cell office:value-type="string" calcext:value-type="string">
            <text:p>1.02369106846718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1.02328702241869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1.02288329519450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1.02215738842453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1.02191564840362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1.02183509380419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1.02038727959697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1.02006610009442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1.02006610009442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1.0195045222178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1.01942434727901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1.01926403522566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1.01886347559537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1.01862329090051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1.01854325449831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1.01678563024550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1.01638701583816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1.01606834927104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1.01582948044824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1.01567029695212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. Cunha Cantanhede</text:p>
          </table:table-cell>
          <table:table-cell office:value-type="string" calcext:value-type="string">
            <text:p>1.01408120159586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1.01352619233776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.01249707099898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erson Magrão</text:p>
          </table:table-cell>
          <table:table-cell office:value-type="string" calcext:value-type="string">
            <text:p>1.0122598781821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1.01076023391812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1.01005142589995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1.0084014002333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1.0084014002333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1.00832296204107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1.00793095404711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1.0078525890219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1.007774236181295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1.007617567042362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Magno</text:p>
          </table:table-cell>
          <table:table-cell office:value-type="string" calcext:value-type="string">
            <text:p>1.0073043748543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1.0064440993788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1.0064440993788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1.00605355064027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1.00581936685288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1.00550729134346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rcez</text:p>
          </table:table-cell>
          <table:table-cell office:value-type="string" calcext:value-type="string">
            <text:p>1.00301764159702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1.0026297470802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1.00208719851576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1.00193229247178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1.00123580752297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1.00115848007414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o do Break</text:p>
          </table:table-cell>
          <table:table-cell office:value-type="string" calcext:value-type="string">
            <text:p>1.0009265693768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1.00084928968499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.00077202192542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zevedo</text:p>
          </table:table-cell>
          <table:table-cell office:value-type="string" calcext:value-type="string">
            <text:p>1.00054029021302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0.99938323953434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0.998921168220698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0.99830573738929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erton Nascimento</text:p>
          </table:table-cell>
          <table:table-cell office:value-type="string" calcext:value-type="string">
            <text:p>0.99822886185122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0.998151998151998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0.99784466168886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9769106441930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0.99623424531201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9600461006530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0.995928088506453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0.995698594362086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0.9953163390663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0.995163519115614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0.99508712673677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.9944764096662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êndrio</text:p>
          </table:table-cell>
          <table:table-cell office:value-type="string" calcext:value-type="string">
            <text:p>0.99440012273703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0.993942646833307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9394264683330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Scarpa</text:p>
          </table:table-cell>
          <table:table-cell office:value-type="string" calcext:value-type="string">
            <text:p>0.99318112166717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0.9925727411944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0.99196510560146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0.99135821352095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0.99120660651475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0.9896930829134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0.9896930829134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0.98961752805557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0.98954198473282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8810884975989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0.98750666565094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0.98690521507422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8683008526187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0.985854437599817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0.98525499733981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0.98488071721622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0.98435720252107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98405830107037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0.98398360406861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0.98368492942783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0.98278999241849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0.98264099454214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0.9825665125445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0.9825665125445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0.98249204183719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0.98241758241758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0.9815992730577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0.98137633431751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0.98107924014228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0.98107924014228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0.979448432187381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uã</text:p>
          </table:table-cell>
          <table:table-cell office:value-type="string" calcext:value-type="string">
            <text:p>0.9793744333635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0.97937443336355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0.97893067512460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7693872936920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mon Machado</text:p>
          </table:table-cell>
          <table:table-cell office:value-type="string" calcext:value-type="string">
            <text:p>0.97679150026373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Saldanha</text:p>
          </table:table-cell>
          <table:table-cell office:value-type="string" calcext:value-type="string">
            <text:p>0.976717902350813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0.97635007908413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phael Alemão</text:p>
          </table:table-cell>
          <table:table-cell office:value-type="string" calcext:value-type="string">
            <text:p>0.97627654767284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Moura</text:p>
          </table:table-cell>
          <table:table-cell office:value-type="string" calcext:value-type="string">
            <text:p>0.97583559168925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0.97466165413533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0.97349053769900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0.97341743635954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0.97276001800990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0.97232223222322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0.971011235955056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0.97042970504566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0.97013920071845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7013920071845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0.969994013768332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0.96941370026921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0.96796594982078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0.96796594982078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0.96760468761663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0.96731587194985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0.96681085918854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0.96637841061577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6601833221551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659463487332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0.964724268810002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0.964724268810002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0.96286117507242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0.96286117507242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0.96236080178173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0.961504227859368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el Amorim</text:p>
          </table:table-cell>
          <table:table-cell office:value-type="string" calcext:value-type="string">
            <text:p>0.96143291552325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emir</text:p>
          </table:table-cell>
          <table:table-cell office:value-type="string" calcext:value-type="string">
            <text:p>0.961147771928523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0.959298453341226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0.95880177514792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0.95865996154415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0.95865996154415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0.95858907047252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0.95809312638580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56537780401416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ir Silva</text:p>
          </table:table-cell>
          <table:table-cell office:value-type="string" calcext:value-type="string">
            <text:p>0.95618499668068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0.95569153641993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0.954917127071823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0.954565537555228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0.95323185528347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0.95162237556893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los Júnior</text:p>
          </table:table-cell>
          <table:table-cell office:value-type="string" calcext:value-type="string">
            <text:p>0.95155252147104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0.95113361215056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selmo Ramon</text:p>
          </table:table-cell>
          <table:table-cell office:value-type="string" calcext:value-type="string">
            <text:p>0.950227239407711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0.95015758997287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0.94960076184894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491835688657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0.94911407233855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0.9489751098096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.94848906124240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0.94786487276981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0.9451006124234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0.9451006124234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quinhos Gabriel</text:p>
          </table:table-cell>
          <table:table-cell office:value-type="string" calcext:value-type="string">
            <text:p>0.944825072886297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Silva</text:p>
          </table:table-cell>
          <table:table-cell office:value-type="string" calcext:value-type="string">
            <text:p>0.94427447552447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0.943793228977065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0.942146958354531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0.94173628768616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0.940165361183637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0.939688292859731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390756302521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Lourenço</text:p>
          </table:table-cell>
          <table:table-cell office:value-type="string" calcext:value-type="string">
            <text:p>0.93771701388888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3744576222157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Thiago</text:p>
          </table:table-cell>
          <table:table-cell office:value-type="string" calcext:value-type="string">
            <text:p>0.93670062865814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0.93588910547974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0.93413562009079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32858376511226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0.93279124991005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0.93272413296877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0.93232163406214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3212051484863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31718536620426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0.93104934281404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0.93071510626076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0.929980629887366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0.92878125671705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.927983391796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0.9279169649248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0.92765135251180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0.92678916136412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0.925730200671284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 Canedo</text:p>
          </table:table-cell>
          <table:table-cell office:value-type="string" calcext:value-type="string">
            <text:p>0.92520162729284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0.92487157534246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0.92487157534246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0.9246077032810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.9246077032810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 Lucas</text:p>
          </table:table-cell>
          <table:table-cell office:value-type="string" calcext:value-type="string">
            <text:p>0.92427807486631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2408041060735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0.92210840802390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0.92184611008391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0.92164948453608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0.92086382041628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Rodrigues</text:p>
          </table:table-cell>
          <table:table-cell office:value-type="string" calcext:value-type="string">
            <text:p>0.92040613462084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0.91949212654277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91708524938096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0.91676096181046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 Antônio</text:p>
          </table:table-cell>
          <table:table-cell office:value-type="string" calcext:value-type="string">
            <text:p>0.91089874218255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0.9098119034250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08472913308570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0.90828195067264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0.90770954414956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0.90290450651250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0.90208768267223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0.90133500208594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901209677419354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90077131540546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90027085214250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90002082899395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89877279345489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o Lopes</text:p>
          </table:table-cell>
          <table:table-cell office:value-type="string" calcext:value-type="string">
            <text:p>0.8967210846707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89356862204453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893507030603804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en Mota</text:p>
          </table:table-cell>
          <table:table-cell office:value-type="string" calcext:value-type="string">
            <text:p>0.89313766019016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89264564109626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892399834779016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89233840435051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89049941608847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887147549958937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88696544645911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H Ganso</text:p>
          </table:table-cell>
          <table:table-cell office:value-type="string" calcext:value-type="string">
            <text:p>0.87956303433301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87914547304170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87908585379085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d da Silva</text:p>
          </table:table-cell>
          <table:table-cell office:value-type="string" calcext:value-type="string">
            <text:p>0.87819253438113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87801408832294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87351752021563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872518004980817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8699999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869474813870816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guel Figueira</text:p>
          </table:table-cell>
          <table:table-cell office:value-type="string" calcext:value-type="string">
            <text:p>0.86900851377622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86627906976744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86627906976744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86477651767845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86138613861386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86081413108440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86029997345367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85688789000528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to Augusto</text:p>
          </table:table-cell>
          <table:table-cell office:value-type="string" calcext:value-type="string">
            <text:p>0.8562087186261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erginho</text:p>
          </table:table-cell>
          <table:table-cell office:value-type="string" calcext:value-type="string">
            <text:p>0.856039093970811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85445916551314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o Santos</text:p>
          </table:table-cell>
          <table:table-cell office:value-type="string" calcext:value-type="string">
            <text:p>0.852436377983823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85198816956950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85059055118110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83919207613128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83567560598246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83272306802852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83026964708896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0.82851847117474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82608972724955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marinho</text:p>
          </table:table-cell>
          <table:table-cell office:value-type="string" calcext:value-type="string">
            <text:p>0.82367518109035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81987224084498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81528301886792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811963670529282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80650780812542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79639982797812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lisca</text:p>
          </table:table-cell>
          <table:table-cell office:value-type="string" calcext:value-type="string">
            <text:p>0.794544897333741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Júnior</text:p>
          </table:table-cell>
          <table:table-cell office:value-type="string" calcext:value-type="string">
            <text:p>0.78740205308874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0.784020805612677</text:p>
          </table:table-cell>
        </table:table-row>
      </table:table>
      <table:table table:name="Fernando - Cosse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0.999918971351227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0.99986249409572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0.999759223160087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0.99970451621221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99963962672886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0.99956166454011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0.9995421080256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0.99952052077878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0.99949780017024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0.99946185236208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0.999432173285916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0.99936065968531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kson</text:p>
          </table:table-cell>
          <table:table-cell office:value-type="string" calcext:value-type="string">
            <text:p>0.9993381548921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99933314501550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0.999312658461386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9930598297516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quinha</text:p>
          </table:table-cell>
          <table:table-cell office:value-type="string" calcext:value-type="string">
            <text:p>0.999287605063128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0.999227038015716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9921359975418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0.9992006979425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0.99916172576480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0.99913784406884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0.99909400526140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0.99906775128939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9902002894808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0.9990196375405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0.99901707235714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0.99894241436201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nner</text:p>
          </table:table-cell>
          <table:table-cell office:value-type="string" calcext:value-type="string">
            <text:p>0.99893531313683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oguinho</text:p>
          </table:table-cell>
          <table:table-cell office:value-type="string" calcext:value-type="string">
            <text:p>0.998921960682063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0.9989129719753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0.99890320038808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0.99889296898252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0.99888553042060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0.99885129667486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0.998834856898296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téfano Pinho</text:p>
          </table:table-cell>
          <table:table-cell office:value-type="string" calcext:value-type="string">
            <text:p>0.998814769743777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0.99878327211291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 Grafite</text:p>
          </table:table-cell>
          <table:table-cell office:value-type="string" calcext:value-type="string">
            <text:p>0.99878138953588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99873902416204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0.99873458153945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0.99873221479299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0.99871355885910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0.99870229279356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0.99865984072670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ayke</text:p>
          </table:table-cell>
          <table:table-cell office:value-type="string" calcext:value-type="string">
            <text:p>0.998654638799674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0.99865135017864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0.99863608578731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0.99859021800663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0.998579742239826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0.998564728833512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9854048549057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0.99852685543185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0.99852329238824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0.99850119286250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0.99849762736472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0.99848510862449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9848171873450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0.99848093070455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0.9984699579262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0.998447705193877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0.998435800707420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0.99839010882103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0.99835691604868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bson Melo</text:p>
          </table:table-cell>
          <table:table-cell office:value-type="string" calcext:value-type="string">
            <text:p>0.99831692319368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0.998307300317592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0.99825746003503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0.99825526789496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0.99813958990583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0.99804111477529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0.99800396359515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0.997949980246561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0.99793996662155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0.99793350342920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0.99792445290610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0.99787602866381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0.99786375584519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0.9978256379587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Leonardo</text:p>
          </table:table-cell>
          <table:table-cell office:value-type="string" calcext:value-type="string">
            <text:p>0.99781941571592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0.99781836813242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0.99781190851362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lef</text:p>
          </table:table-cell>
          <table:table-cell office:value-type="string" calcext:value-type="string">
            <text:p>0.99780034976129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0.997759227748107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0.99775921476584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0.99774397062088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0.99768072232374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0.9976707335568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0.99766414183617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0.99765029573665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0.99764902278710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0.99762855859628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quinhos Gabriel</text:p>
          </table:table-cell>
          <table:table-cell office:value-type="string" calcext:value-type="string">
            <text:p>0.997552511991982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0.99753745000436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0.9974760453220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0.99745880930152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0.99744734972425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0.99744525238311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0.997311653149615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0.99715930705718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0.99715278167792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0.99713857343135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0.99712122621970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0.99710798159217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0.99710523143937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0.99710255019277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0.99708029533801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0.99706740340508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0.99700276315788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e Shinyashiki</text:p>
          </table:table-cell>
          <table:table-cell office:value-type="string" calcext:value-type="string">
            <text:p>0.99699977090137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0.99699825250066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0.99696243811022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0.9969608039618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0.99694509245727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0.99687881229402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0.996877395275256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0.99685399019822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0.99681936166087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0.996811686927146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0.99679092800202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0.996753551745513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0.996748379412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0.99674383548493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0.996729327874373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eus Lima</text:p>
          </table:table-cell>
          <table:table-cell office:value-type="string" calcext:value-type="string">
            <text:p>0.99671678294809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chael Thuique</text:p>
          </table:table-cell>
          <table:table-cell office:value-type="string" calcext:value-type="string">
            <text:p>0.99665935260218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96634817637723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0.99660526669914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0.9966010209991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0.99658548699972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0.996518117961043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0.9965023174397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0.99648464626019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0.99645907891996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0.99641828496567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0.99641094804490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0.99638469347665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.99635959484937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0.99632887239201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0.99629627745743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0.99626192730382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0.99625013451441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0.9962265353124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an Moser</text:p>
          </table:table-cell>
          <table:table-cell office:value-type="string" calcext:value-type="string">
            <text:p>0.99613963794264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0.9961334989137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0.99606717558108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êndrio</text:p>
          </table:table-cell>
          <table:table-cell office:value-type="string" calcext:value-type="string">
            <text:p>0.996056652705613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0.996042938329203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0.996007413864525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0.99599864162035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Quirino</text:p>
          </table:table-cell>
          <table:table-cell office:value-type="string" calcext:value-type="string">
            <text:p>0.99598973648055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0.99592150025940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0.99587973196070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0.995863301936985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.995832259780057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0.99566406727115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0.99565499104312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0.9955445847028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0.99549921350766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0.99544713925707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0.99544690447356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0.995438251055576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0.99542747685135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0.9953914063381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0.99538762600263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. Lima</text:p>
          </table:table-cell>
          <table:table-cell office:value-type="string" calcext:value-type="string">
            <text:p>0.99537832157901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0.99537659408306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9536449694232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0.99535776812168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0.99532241136470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9525894224897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0.995208554237136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0.99512060312045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ogo de Oliveira</text:p>
          </table:table-cell>
          <table:table-cell office:value-type="string" calcext:value-type="string">
            <text:p>0.995108851381386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0.99504558947067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0.99503181091891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0.994995594718104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0.99496900495337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0.994911728815577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H Ganso</text:p>
          </table:table-cell>
          <table:table-cell office:value-type="string" calcext:value-type="string">
            <text:p>0.99490023671648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gar Bruno</text:p>
          </table:table-cell>
          <table:table-cell office:value-type="string" calcext:value-type="string">
            <text:p>0.99489204255435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0.99484870198649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0.99482328120792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0.99481671979203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0.99479976715321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9478419384797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0.99475672349143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0.99471924968960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0.99466580263595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0.9946097951290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ygor</text:p>
          </table:table-cell>
          <table:table-cell office:value-type="string" calcext:value-type="string">
            <text:p>0.99454361551353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0.9945392311085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0.99450392229992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0.99448655207302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0.99443239136535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0.99443040299863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 Araújo</text:p>
          </table:table-cell>
          <table:table-cell office:value-type="string" calcext:value-type="string">
            <text:p>0.99439265972166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0.994359544606780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0.9943282322860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943112787549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9430729098318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0.99430656540489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0.99419810872466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0.99418057058085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0.99417555381968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0.994150588378484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Silva</text:p>
          </table:table-cell>
          <table:table-cell office:value-type="string" calcext:value-type="string">
            <text:p>0.99410281542968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0.9940880571586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0.99407200122246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0.994035374608872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0.99395434645496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9393725655032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0.99388845662529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0.99388228219518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0.99383092595766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0.99377291453965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0.99374254865689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0.993567691752136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0.9935483716578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0.993544247489745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los Júnior</text:p>
          </table:table-cell>
          <table:table-cell office:value-type="string" calcext:value-type="string">
            <text:p>0.99352729805671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0.99350950478687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0.99348679192513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phael Alemão</text:p>
          </table:table-cell>
          <table:table-cell office:value-type="string" calcext:value-type="string">
            <text:p>0.99343495680476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0.99342618563436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0.99338647968075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0.99337129056826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0.99336210919177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0.99329218920002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0.99326287576578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0.99326069321747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0.99322568979529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0.9931668369652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0.99313634774933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0.99308294346635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0.9930498762567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0.99301017540572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0.99292056703856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0.99291287773935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0.99290551556726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9290415149048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0.992833999625303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0.99272004748744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0.99271768559625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0.992691394351767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an Patrick</text:p>
          </table:table-cell>
          <table:table-cell office:value-type="string" calcext:value-type="string">
            <text:p>0.99263026502122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0.99259924262053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0.99254763217079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0.99251287181746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 Dantas</text:p>
          </table:table-cell>
          <table:table-cell office:value-type="string" calcext:value-type="string">
            <text:p>0.99244422637800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9240999941918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yvison</text:p>
          </table:table-cell>
          <table:table-cell office:value-type="string" calcext:value-type="string">
            <text:p>0.99237204503606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0.99235043082266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 Canedo</text:p>
          </table:table-cell>
          <table:table-cell office:value-type="string" calcext:value-type="string">
            <text:p>0.9921691406977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0.992129254720523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0.99208128549974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0.992059681403776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9196898004736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0.99190868799712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0.99190193634094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0.9917683417387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0.991705108105305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0.99166241967702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0.99164765050272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0.99163068643044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0.9916232420369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0.991586112967432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0.99156114087839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0.9915067251606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erson Magrão</text:p>
          </table:table-cell>
          <table:table-cell office:value-type="string" calcext:value-type="string">
            <text:p>0.99146156278920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0.99131584798049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0.99122036004881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to Augusto</text:p>
          </table:table-cell>
          <table:table-cell office:value-type="string" calcext:value-type="string">
            <text:p>0.99118716693203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0.9911868034962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0.99117083600636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0.991144999350814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rcez</text:p>
          </table:table-cell>
          <table:table-cell office:value-type="string" calcext:value-type="string">
            <text:p>0.99111286708912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0.99108952401676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0.99107251581172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0.990947356205983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0.99092072828623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0.99082819212309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0.99079696218644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0.990763697404657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0.99074515152516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0.99069877396336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0.99056660654077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0.99056470812923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0.99044715071766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0.9904459208788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0.99032214497282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0.99030774586338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0.99029295220336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0.990289861876184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0.99027973983806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0.99027399891048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0.99025859993979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0.990183441192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0.98997138605533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0.9899432474733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0.98990218803054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0.98987402846190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0.98966889999801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0.9896389495112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0.9896246821456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0.98951647560575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0.98947543883636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0.989470646911973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zevedo</text:p>
          </table:table-cell>
          <table:table-cell office:value-type="string" calcext:value-type="string">
            <text:p>0.98946972278911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0.98944033128700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0.98941510289159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0.98939236005874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0.989380472514616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0.98931137692065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0.98925201611070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0.989211767401373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0.988928166978791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0.98892540333711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0.9887879329471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0.98872352748582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el Amorim</text:p>
          </table:table-cell>
          <table:table-cell office:value-type="string" calcext:value-type="string">
            <text:p>0.98863516900885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0.988574381704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0.9885424682593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.988475785698976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0.98844979584332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0.98834231532516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0.988318198832414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0.9883142867419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0.98819381290513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0.98812750265289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uã</text:p>
          </table:table-cell>
          <table:table-cell office:value-type="string" calcext:value-type="string">
            <text:p>0.98808359679250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0.988008682702232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n</text:p>
          </table:table-cell>
          <table:table-cell office:value-type="string" calcext:value-type="string">
            <text:p>0.987962577458747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8794077715290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0.98791870337026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8784396263058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0.987828827041307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0.98775111888120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0.98774775361394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Silva</text:p>
          </table:table-cell>
          <table:table-cell office:value-type="string" calcext:value-type="string">
            <text:p>0.9877371900889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0.98768104377858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0.987667379594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0.98764475497114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0.98748562128595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0.98746984940276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lington Tanque</text:p>
          </table:table-cell>
          <table:table-cell office:value-type="string" calcext:value-type="string">
            <text:p>0.9874393620539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0.98737379593907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0.98731364386852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0.987214614627764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0.987170690146036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0.987023330998753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0.9869964852781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0.98698296329007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0.986928066584832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0.986919263242402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0.986915396491593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0.98671809432739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erton Nascimento</text:p>
          </table:table-cell>
          <table:table-cell office:value-type="string" calcext:value-type="string">
            <text:p>0.98661760997917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Moura</text:p>
          </table:table-cell>
          <table:table-cell office:value-type="string" calcext:value-type="string">
            <text:p>0.98655373565803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0.98650766453244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0.98633826370784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o do Break</text:p>
          </table:table-cell>
          <table:table-cell office:value-type="string" calcext:value-type="string">
            <text:p>0.98625885331206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igueiredo</text:p>
          </table:table-cell>
          <table:table-cell office:value-type="string" calcext:value-type="string">
            <text:p>0.98624876495845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ebá</text:p>
          </table:table-cell>
          <table:table-cell office:value-type="string" calcext:value-type="string">
            <text:p>0.98624196386820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0.98607306646531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0.98599070692321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0.98597676560204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0.9856998937322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0.985521300841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0.98547706984338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0.985396820375033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 Beléa</text:p>
          </table:table-cell>
          <table:table-cell office:value-type="string" calcext:value-type="string">
            <text:p>0.985320836599004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0.9853151880161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0.9851297217641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0.98496957332089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 Lucas</text:p>
          </table:table-cell>
          <table:table-cell office:value-type="string" calcext:value-type="string">
            <text:p>0.98495010671212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0.9849437667261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0.98493860247712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0.98490979839727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 Antônio</text:p>
          </table:table-cell>
          <table:table-cell office:value-type="string" calcext:value-type="string">
            <text:p>0.98490062927196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0.98490034043986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0.98476818022972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0.984591106630351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0.9845545540885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Rodrigues</text:p>
          </table:table-cell>
          <table:table-cell office:value-type="string" calcext:value-type="string">
            <text:p>0.98451836216561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Magno</text:p>
          </table:table-cell>
          <table:table-cell office:value-type="string" calcext:value-type="string">
            <text:p>0.98450019547377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0.98447428739961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0.984469756697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0.98439664020711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0.98423670765462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0.98399300302627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0.98388816311764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.9838062904689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0.98380018646940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0.98379981062863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0.98374785869136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o Lopes</text:p>
          </table:table-cell>
          <table:table-cell office:value-type="string" calcext:value-type="string">
            <text:p>0.983694303540508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0.98369371285308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0.983537166906554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0.98346168272757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0.98333989245189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0.98331753031192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0.98313766784468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0.98301979700459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0.98299952827150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0.98295275296632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98290423209665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0.98287356327717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0.98276486531834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0.98275076895797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Lourenço</text:p>
          </table:table-cell>
          <table:table-cell office:value-type="string" calcext:value-type="string">
            <text:p>0.982709293001662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0.98261816443056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0.98260698990640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0.98251898134154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0.98241452045259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0.982270725401630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0.982253530369163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Scarpa</text:p>
          </table:table-cell>
          <table:table-cell office:value-type="string" calcext:value-type="string">
            <text:p>0.9822053312754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0.98198905723602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0.98182473990992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0.981770036846756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0.98139043362415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0.9813196146163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0.981156601931823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0.9810853336153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0.98101488043491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0.980962423825441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marinho</text:p>
          </table:table-cell>
          <table:table-cell office:value-type="string" calcext:value-type="string">
            <text:p>0.98024182098966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ája Silva</text:p>
          </table:table-cell>
          <table:table-cell office:value-type="string" calcext:value-type="string">
            <text:p>0.98021279695022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0.98017084253670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. Cunha Cantanhede</text:p>
          </table:table-cell>
          <table:table-cell office:value-type="string" calcext:value-type="string">
            <text:p>0.98015593026584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emir</text:p>
          </table:table-cell>
          <table:table-cell office:value-type="string" calcext:value-type="string">
            <text:p>0.9797673246116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0.979683567294971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0.97955822235600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selmo Ramon</text:p>
          </table:table-cell>
          <table:table-cell office:value-type="string" calcext:value-type="string">
            <text:p>0.979526062201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0.979271314697216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0.978972942888406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0.97895711709993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0.978383132027896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0.97816959778966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0.97805898919260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0.977893172216742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0.977672005022097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0.97715756937189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0.97704315658416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0.976871759868956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0.97656623849100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0.97654720091488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0.97649487548376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0.976329644680092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.97597306760423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0.975930007558138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0.975845898693365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0.97567074669429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0.97547815151326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erginho</text:p>
          </table:table-cell>
          <table:table-cell office:value-type="string" calcext:value-type="string">
            <text:p>0.97534963455506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0.975052237335882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0.97496507074906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0.974710441882513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en Mota</text:p>
          </table:table-cell>
          <table:table-cell office:value-type="string" calcext:value-type="string">
            <text:p>0.97437059454461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Saldanha</text:p>
          </table:table-cell>
          <table:table-cell office:value-type="string" calcext:value-type="string">
            <text:p>0.97419885311573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0.9737996400636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0.97357804062367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0.9733470515952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0.97306915104005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0.97273710674536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0.972682604798401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0.97098719479559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0.9709064412197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0.97024059617772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0.970182383270845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ir Silva</text:p>
          </table:table-cell>
          <table:table-cell office:value-type="string" calcext:value-type="string">
            <text:p>0.9696289715629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0.968331532584093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guel Figueira</text:p>
          </table:table-cell>
          <table:table-cell office:value-type="string" calcext:value-type="string">
            <text:p>0.96781496085199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0.96763566887149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.96687234652819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0.96614163979054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0.9659115403111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.96570497692982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0.964658639961367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0.9638579355934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mon Machado</text:p>
          </table:table-cell>
          <table:table-cell office:value-type="string" calcext:value-type="string">
            <text:p>0.962706994722301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0.96135566702543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0.96063510561204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0.958555948782446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Thiago</text:p>
          </table:table-cell>
          <table:table-cell office:value-type="string" calcext:value-type="string">
            <text:p>0.958030516988054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0.957565078243365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0.95609275519165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0.95595725709529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0.95486330616607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0.94822469654911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Júnior</text:p>
          </table:table-cell>
          <table:table-cell office:value-type="string" calcext:value-type="string">
            <text:p>0.947913714193324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0.94736445512583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d da Silva</text:p>
          </table:table-cell>
          <table:table-cell office:value-type="string" calcext:value-type="string">
            <text:p>0.94330261959987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0.94301151738982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0.93987268260937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0.93839906953096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lisca</text:p>
          </table:table-cell>
          <table:table-cell office:value-type="string" calcext:value-type="string">
            <text:p>0.93613821216311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0.93548347189707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o Santos</text:p>
          </table:table-cell>
          <table:table-cell office:value-type="string" calcext:value-type="string">
            <text:p>0.9172308157465189</text:p>
          </table:table-cell>
        </table:table-row>
      </table:table>
      <table:table table:name="Fernando - Eucld.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gador Referência</text:p>
          </table:table-cell>
          <table:table-cell office:value-type="string" calcext:value-type="string">
            <text:p>Jogador Comparad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Guilherme</text:p>
          </table:table-cell>
          <table:table-cell office:value-type="string" calcext:value-type="string">
            <text:p>4.59730000000001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6.55930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Andrade</text:p>
          </table:table-cell>
          <table:table-cell office:value-type="string" calcext:value-type="string">
            <text:p>7.46784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nê Bonilha</text:p>
          </table:table-cell>
          <table:table-cell office:value-type="string" calcext:value-type="string">
            <text:p>10.149049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13.65319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laudinho</text:p>
          </table:table-cell>
          <table:table-cell office:value-type="string" calcext:value-type="string">
            <text:p>14.6324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6.4652499999999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17.17069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18.604399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Pirani</text:p>
          </table:table-cell>
          <table:table-cell office:value-type="string" calcext:value-type="string">
            <text:p>19.56465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téfano Pinho</text:p>
          </table:table-cell>
          <table:table-cell office:value-type="string" calcext:value-type="string">
            <text:p>21.7697999999999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quinhos Gabriel</text:p>
          </table:table-cell>
          <table:table-cell office:value-type="string" calcext:value-type="string">
            <text:p>22.16735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n Gorne</text:p>
          </table:table-cell>
          <table:table-cell office:value-type="string" calcext:value-type="string">
            <text:p>23.604200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o Bueno</text:p>
          </table:table-cell>
          <table:table-cell office:value-type="string" calcext:value-type="string">
            <text:p>23.94729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Lopes</text:p>
          </table:table-cell>
          <table:table-cell office:value-type="string" calcext:value-type="string">
            <text:p>24.6080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Felipe</text:p>
          </table:table-cell>
          <table:table-cell office:value-type="string" calcext:value-type="string">
            <text:p>25.02289999999993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arcysio</text:p>
          </table:table-cell>
          <table:table-cell office:value-type="string" calcext:value-type="string">
            <text:p>26.49479999999997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Phellype</text:p>
          </table:table-cell>
          <table:table-cell office:value-type="string" calcext:value-type="string">
            <text:p>26.561599999999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quinha</text:p>
          </table:table-cell>
          <table:table-cell office:value-type="string" calcext:value-type="string">
            <text:p>26.910799999999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lles Magno</text:p>
          </table:table-cell>
          <table:table-cell office:value-type="string" calcext:value-type="string">
            <text:p>27.099249999999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ohan</text:p>
          </table:table-cell>
          <table:table-cell office:value-type="string" calcext:value-type="string">
            <text:p>27.1786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Farias</text:p>
          </table:table-cell>
          <table:table-cell office:value-type="string" calcext:value-type="string">
            <text:p>27.8191999999999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yder Matos</text:p>
          </table:table-cell>
          <table:table-cell office:value-type="string" calcext:value-type="string">
            <text:p>28.0296499999999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de Vega</text:p>
          </table:table-cell>
          <table:table-cell office:value-type="string" calcext:value-type="string">
            <text:p>29.052100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binho</text:p>
          </table:table-cell>
          <table:table-cell office:value-type="string" calcext:value-type="string">
            <text:p>29.49044999999994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nner</text:p>
          </table:table-cell>
          <table:table-cell office:value-type="string" calcext:value-type="string">
            <text:p>29.67374999999997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leiton</text:p>
          </table:table-cell>
          <table:table-cell office:value-type="string" calcext:value-type="string">
            <text:p>30.49209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30.49889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Varanda</text:p>
          </table:table-cell>
          <table:table-cell office:value-type="string" calcext:value-type="string">
            <text:p>31.3113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bson Melo</text:p>
          </table:table-cell>
          <table:table-cell office:value-type="string" calcext:value-type="string">
            <text:p>31.31229999999995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igar Junio</text:p>
          </table:table-cell>
          <table:table-cell office:value-type="string" calcext:value-type="string">
            <text:p>31.3952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32.487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32.8858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33.8880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inho</text:p>
          </table:table-cell>
          <table:table-cell office:value-type="string" calcext:value-type="string">
            <text:p>34.785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35.14969999999997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35.58959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Alagoano</text:p>
          </table:table-cell>
          <table:table-cell office:value-type="string" calcext:value-type="string">
            <text:p>37.49449999999997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Oliveira</text:p>
          </table:table-cell>
          <table:table-cell office:value-type="string" calcext:value-type="string">
            <text:p>37.848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Souza</text:p>
          </table:table-cell>
          <table:table-cell office:value-type="string" calcext:value-type="string">
            <text:p>38.0565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hilippe Costa</text:p>
          </table:table-cell>
          <table:table-cell office:value-type="string" calcext:value-type="string">
            <text:p>38.0610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Marmentini</text:p>
          </table:table-cell>
          <table:table-cell office:value-type="string" calcext:value-type="string">
            <text:p>38.1206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oguinho</text:p>
          </table:table-cell>
          <table:table-cell office:value-type="string" calcext:value-type="string">
            <text:p>38.24520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eca</text:p>
          </table:table-cell>
          <table:table-cell office:value-type="string" calcext:value-type="string">
            <text:p>38.36495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38.55400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 Silva</text:p>
          </table:table-cell>
          <table:table-cell office:value-type="string" calcext:value-type="string">
            <text:p>38.7374999999999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Bispo</text:p>
          </table:table-cell>
          <table:table-cell office:value-type="string" calcext:value-type="string">
            <text:p>39.01015000000002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x Teixeira</text:p>
          </table:table-cell>
          <table:table-cell office:value-type="string" calcext:value-type="string">
            <text:p>40.12970000000003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Paulo</text:p>
          </table:table-cell>
          <table:table-cell office:value-type="string" calcext:value-type="string">
            <text:p>40.17525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41.3616999999999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éber</text:p>
          </table:table-cell>
          <table:table-cell office:value-type="string" calcext:value-type="string">
            <text:p>41.7646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Jesus</text:p>
          </table:table-cell>
          <table:table-cell office:value-type="string" calcext:value-type="string">
            <text:p>42.2294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o Lopes</text:p>
          </table:table-cell>
          <table:table-cell office:value-type="string" calcext:value-type="string">
            <text:p>42.758949999999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44.96309999999997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lo Alves</text:p>
          </table:table-cell>
          <table:table-cell office:value-type="string" calcext:value-type="string">
            <text:p>46.7897500000000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Ferreira</text:p>
          </table:table-cell>
          <table:table-cell office:value-type="string" calcext:value-type="string">
            <text:p>46.9784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47.93325000000001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rthur Caíke</text:p>
          </table:table-cell>
          <table:table-cell office:value-type="string" calcext:value-type="string">
            <text:p>48.8326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 Grafite</text:p>
          </table:table-cell>
          <table:table-cell office:value-type="string" calcext:value-type="string">
            <text:p>49.16824999999994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50.132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kão</text:p>
          </table:table-cell>
          <table:table-cell office:value-type="string" calcext:value-type="string">
            <text:p>50.25445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m Barbio</text:p>
          </table:table-cell>
          <table:table-cell office:value-type="string" calcext:value-type="string">
            <text:p>50.6530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Lucas</text:p>
          </table:table-cell>
          <table:table-cell office:value-type="string" calcext:value-type="string">
            <text:p>51.0313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ndro Lima</text:p>
          </table:table-cell>
          <table:table-cell office:value-type="string" calcext:value-type="string">
            <text:p>51.50569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an Dias</text:p>
          </table:table-cell>
          <table:table-cell office:value-type="string" calcext:value-type="string">
            <text:p>51.9080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51.9405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vonei</text:p>
          </table:table-cell>
          <table:table-cell office:value-type="string" calcext:value-type="string">
            <text:p>52.104850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uri Mamute</text:p>
          </table:table-cell>
          <table:table-cell office:value-type="string" calcext:value-type="string">
            <text:p>52.304100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Brumado</text:p>
          </table:table-cell>
          <table:table-cell office:value-type="string" calcext:value-type="string">
            <text:p>52.4136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lef</text:p>
          </table:table-cell>
          <table:table-cell office:value-type="string" calcext:value-type="string">
            <text:p>52.8661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52.9680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H Ganso</text:p>
          </table:table-cell>
          <table:table-cell office:value-type="string" calcext:value-type="string">
            <text:p>53.33895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êndrio</text:p>
          </table:table-cell>
          <table:table-cell office:value-type="string" calcext:value-type="string">
            <text:p>53.3849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nílson</text:p>
          </table:table-cell>
          <table:table-cell office:value-type="string" calcext:value-type="string">
            <text:p>53.804699999999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eus Lima</text:p>
          </table:table-cell>
          <table:table-cell office:value-type="string" calcext:value-type="string">
            <text:p>54.1180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. Bessa</text:p>
          </table:table-cell>
          <table:table-cell office:value-type="string" calcext:value-type="string">
            <text:p>54.6200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esinha</text:p>
          </table:table-cell>
          <table:table-cell office:value-type="string" calcext:value-type="string">
            <text:p>55.7000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icius Mello</text:p>
          </table:table-cell>
          <table:table-cell office:value-type="string" calcext:value-type="string">
            <text:p>55.99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yego Sousa</text:p>
          </table:table-cell>
          <table:table-cell office:value-type="string" calcext:value-type="string">
            <text:p>56.08520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rik Lacerda</text:p>
          </table:table-cell>
          <table:table-cell office:value-type="string" calcext:value-type="string">
            <text:p>56.9310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57.305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ílio Santos</text:p>
          </table:table-cell>
          <table:table-cell office:value-type="string" calcext:value-type="string">
            <text:p>57.33095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Ramos</text:p>
          </table:table-cell>
          <table:table-cell office:value-type="string" calcext:value-type="string">
            <text:p>58.21479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58.3883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Júnior</text:p>
          </table:table-cell>
          <table:table-cell office:value-type="string" calcext:value-type="string">
            <text:p>59.532049999999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riano Michael Jackson</text:p>
          </table:table-cell>
          <table:table-cell office:value-type="string" calcext:value-type="string">
            <text:p>59.71384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61.1644500000000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an Moser</text:p>
          </table:table-cell>
          <table:table-cell office:value-type="string" calcext:value-type="string">
            <text:p>61.4039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61.4205999999999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61.5836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dô</text:p>
          </table:table-cell>
          <table:table-cell office:value-type="string" calcext:value-type="string">
            <text:p>62.51244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65.3500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milo Sanvezzo</text:p>
          </table:table-cell>
          <table:table-cell office:value-type="string" calcext:value-type="string">
            <text:p>65.5145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gno Cruz</text:p>
          </table:table-cell>
          <table:table-cell office:value-type="string" calcext:value-type="string">
            <text:p>66.0921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los Júnior</text:p>
          </table:table-cell>
          <table:table-cell office:value-type="string" calcext:value-type="string">
            <text:p>66.5941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guel Bianconi</text:p>
          </table:table-cell>
          <table:table-cell office:value-type="string" calcext:value-type="string">
            <text:p>66.620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omás Bastos</text:p>
          </table:table-cell>
          <table:table-cell office:value-type="string" calcext:value-type="string">
            <text:p>67.16889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Adriano</text:p>
          </table:table-cell>
          <table:table-cell office:value-type="string" calcext:value-type="string">
            <text:p>67.3830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rley</text:p>
          </table:table-cell>
          <table:table-cell office:value-type="string" calcext:value-type="string">
            <text:p>67.7028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lvis</text:p>
          </table:table-cell>
          <table:table-cell office:value-type="string" calcext:value-type="string">
            <text:p>67.8522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68.04265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68.310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inho</text:p>
          </table:table-cell>
          <table:table-cell office:value-type="string" calcext:value-type="string">
            <text:p>68.8256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ury Castilho</text:p>
          </table:table-cell>
          <table:table-cell office:value-type="string" calcext:value-type="string">
            <text:p>68.8583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68.97520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69.02865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Vizeu</text:p>
          </table:table-cell>
          <table:table-cell office:value-type="string" calcext:value-type="string">
            <text:p>69.4346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70.0773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derson</text:p>
          </table:table-cell>
          <table:table-cell office:value-type="string" calcext:value-type="string">
            <text:p>70.20049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Rosa</text:p>
          </table:table-cell>
          <table:table-cell office:value-type="string" calcext:value-type="string">
            <text:p>70.7731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ayke</text:p>
          </table:table-cell>
          <table:table-cell office:value-type="string" calcext:value-type="string">
            <text:p>70.87700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aguininho</text:p>
          </table:table-cell>
          <table:table-cell office:value-type="string" calcext:value-type="string">
            <text:p>70.93824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Marcos</text:p>
          </table:table-cell>
          <table:table-cell office:value-type="string" calcext:value-type="string">
            <text:p>71.0190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ldo</text:p>
          </table:table-cell>
          <table:table-cell office:value-type="string" calcext:value-type="string">
            <text:p>71.2309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has</text:p>
          </table:table-cell>
          <table:table-cell office:value-type="string" calcext:value-type="string">
            <text:p>71.6365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e Shinyashiki</text:p>
          </table:table-cell>
          <table:table-cell office:value-type="string" calcext:value-type="string">
            <text:p>72.25425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ílton</text:p>
          </table:table-cell>
          <table:table-cell office:value-type="string" calcext:value-type="string">
            <text:p>72.4481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73.0798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Lucas</text:p>
          </table:table-cell>
          <table:table-cell office:value-type="string" calcext:value-type="string">
            <text:p>73.1324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 Canedo</text:p>
          </table:table-cell>
          <table:table-cell office:value-type="string" calcext:value-type="string">
            <text:p>73.3747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Marques</text:p>
          </table:table-cell>
          <table:table-cell office:value-type="string" calcext:value-type="string">
            <text:p>73.9822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74.5529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Santos</text:p>
          </table:table-cell>
          <table:table-cell office:value-type="string" calcext:value-type="string">
            <text:p>74.78050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75.13800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vannor</text:p>
          </table:table-cell>
          <table:table-cell office:value-type="string" calcext:value-type="string">
            <text:p>75.41670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76.43690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é Paulo</text:p>
          </table:table-cell>
          <table:table-cell office:value-type="string" calcext:value-type="string">
            <text:p>76.77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han Balotelli</text:p>
          </table:table-cell>
          <table:table-cell office:value-type="string" calcext:value-type="string">
            <text:p>77.50975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nnis Murillo</text:p>
          </table:table-cell>
          <table:table-cell office:value-type="string" calcext:value-type="string">
            <text:p>78.36049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erson Ceará</text:p>
          </table:table-cell>
          <table:table-cell office:value-type="string" calcext:value-type="string">
            <text:p>79.7829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pe Cardoso</text:p>
          </table:table-cell>
          <table:table-cell office:value-type="string" calcext:value-type="string">
            <text:p>80.2334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Cassini</text:p>
          </table:table-cell>
          <table:table-cell office:value-type="string" calcext:value-type="string">
            <text:p>80.3349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elo Moreno</text:p>
          </table:table-cell>
          <table:table-cell office:value-type="string" calcext:value-type="string">
            <text:p>80.45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leiton Silva</text:p>
          </table:table-cell>
          <table:table-cell office:value-type="string" calcext:value-type="string">
            <text:p>80.6724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80.882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81.55970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isson Safira</text:p>
          </table:table-cell>
          <table:table-cell office:value-type="string" calcext:value-type="string">
            <text:p>81.850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81.8898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Pinho</text:p>
          </table:table-cell>
          <table:table-cell office:value-type="string" calcext:value-type="string">
            <text:p>82.1638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Navarro</text:p>
          </table:table-cell>
          <table:table-cell office:value-type="string" calcext:value-type="string">
            <text:p>82.7157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iovanni Augusto</text:p>
          </table:table-cell>
          <table:table-cell office:value-type="string" calcext:value-type="string">
            <text:p>83.68805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83.8764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Veron</text:p>
          </table:table-cell>
          <table:table-cell office:value-type="string" calcext:value-type="string">
            <text:p>83.9817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ogo de Oliveira</text:p>
          </table:table-cell>
          <table:table-cell office:value-type="string" calcext:value-type="string">
            <text:p>84.3052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o Sérgio</text:p>
          </table:table-cell>
          <table:table-cell office:value-type="string" calcext:value-type="string">
            <text:p>84.8739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kson</text:p>
          </table:table-cell>
          <table:table-cell office:value-type="string" calcext:value-type="string">
            <text:p>84.92739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85.0013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Todinho</text:p>
          </table:table-cell>
          <table:table-cell office:value-type="string" calcext:value-type="string">
            <text:p>85.408299999999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Cunha</text:p>
          </table:table-cell>
          <table:table-cell office:value-type="string" calcext:value-type="string">
            <text:p>85.571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Henrique</text:p>
          </table:table-cell>
          <table:table-cell office:value-type="string" calcext:value-type="string">
            <text:p>85.74525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athan Fogaça</text:p>
          </table:table-cell>
          <table:table-cell office:value-type="string" calcext:value-type="string">
            <text:p>85.825649999999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abinho</text:p>
          </table:table-cell>
          <table:table-cell office:value-type="string" calcext:value-type="string">
            <text:p>86.4642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86.73365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Souza</text:p>
          </table:table-cell>
          <table:table-cell office:value-type="string" calcext:value-type="string">
            <text:p>87.1098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phael Alemão</text:p>
          </table:table-cell>
          <table:table-cell office:value-type="string" calcext:value-type="string">
            <text:p>87.620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i Kesen</text:p>
          </table:table-cell>
          <table:table-cell office:value-type="string" calcext:value-type="string">
            <text:p>87.833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to Augusto</text:p>
          </table:table-cell>
          <table:table-cell office:value-type="string" calcext:value-type="string">
            <text:p>88.3888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88.7098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Quirino</text:p>
          </table:table-cell>
          <table:table-cell office:value-type="string" calcext:value-type="string">
            <text:p>89.043049999999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Mendes</text:p>
          </table:table-cell>
          <table:table-cell office:value-type="string" calcext:value-type="string">
            <text:p>90.1500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Torres</text:p>
          </table:table-cell>
          <table:table-cell office:value-type="string" calcext:value-type="string">
            <text:p>90.5564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ernandes</text:p>
          </table:table-cell>
          <table:table-cell office:value-type="string" calcext:value-type="string">
            <text:p>90.67825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Gamalho</text:p>
          </table:table-cell>
          <table:table-cell office:value-type="string" calcext:value-type="string">
            <text:p>90.98039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sley da Silva</text:p>
          </table:table-cell>
          <table:table-cell office:value-type="string" calcext:value-type="string">
            <text:p>91.2444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. von Moos</text:p>
          </table:table-cell>
          <table:table-cell office:value-type="string" calcext:value-type="string">
            <text:p>91.9001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Peixoto</text:p>
          </table:table-cell>
          <table:table-cell office:value-type="string" calcext:value-type="string">
            <text:p>92.1380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92.7168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. Tagueu</text:p>
          </table:table-cell>
          <table:table-cell office:value-type="string" calcext:value-type="string">
            <text:p>92.7244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Figueiredo</text:p>
          </table:table-cell>
          <table:table-cell office:value-type="string" calcext:value-type="string">
            <text:p>93.2354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icius Mingotti</text:p>
          </table:table-cell>
          <table:table-cell office:value-type="string" calcext:value-type="string">
            <text:p>93.42950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uralha</text:p>
          </table:table-cell>
          <table:table-cell office:value-type="string" calcext:value-type="string">
            <text:p>93.53445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rthur Sales</text:p>
          </table:table-cell>
          <table:table-cell office:value-type="string" calcext:value-type="string">
            <text:p>93.5425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93.7254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nison</text:p>
          </table:table-cell>
          <table:table-cell office:value-type="string" calcext:value-type="string">
            <text:p>93.749199999999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Nascimento</text:p>
          </table:table-cell>
          <table:table-cell office:value-type="string" calcext:value-type="string">
            <text:p>94.3052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94.87249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Lamas</text:p>
          </table:table-cell>
          <table:table-cell office:value-type="string" calcext:value-type="string">
            <text:p>94.9281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erson Magrão</text:p>
          </table:table-cell>
          <table:table-cell office:value-type="string" calcext:value-type="string">
            <text:p>96.4369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Silva</text:p>
          </table:table-cell>
          <table:table-cell office:value-type="string" calcext:value-type="string">
            <text:p>96.7719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rancisco da Costa</text:p>
          </table:table-cell>
          <table:table-cell office:value-type="string" calcext:value-type="string">
            <text:p>97.6776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ábio Gomes</text:p>
          </table:table-cell>
          <table:table-cell office:value-type="string" calcext:value-type="string">
            <text:p>98.0800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to Júnior</text:p>
          </table:table-cell>
          <table:table-cell office:value-type="string" calcext:value-type="string">
            <text:p>98.2782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99.1206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99.3268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99.76445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Dias</text:p>
          </table:table-cell>
          <table:table-cell office:value-type="string" calcext:value-type="string">
            <text:p>100.0797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ype Hebert</text:p>
          </table:table-cell>
          <table:table-cell office:value-type="string" calcext:value-type="string">
            <text:p>100.164849999999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uê</text:p>
          </table:table-cell>
          <table:table-cell office:value-type="string" calcext:value-type="string">
            <text:p>101.72740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talo</text:p>
          </table:table-cell>
          <table:table-cell office:value-type="string" calcext:value-type="string">
            <text:p>101.9772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Vargas</text:p>
          </table:table-cell>
          <table:table-cell office:value-type="string" calcext:value-type="string">
            <text:p>102.122450000000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gar Bruno</text:p>
          </table:table-cell>
          <table:table-cell office:value-type="string" calcext:value-type="string">
            <text:p>102.2428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102.3514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Tanque</text:p>
          </table:table-cell>
          <table:table-cell office:value-type="string" calcext:value-type="string">
            <text:p>102.381799999999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 Araújo</text:p>
          </table:table-cell>
          <table:table-cell office:value-type="string" calcext:value-type="string">
            <text:p>103.9409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é Vitor</text:p>
          </table:table-cell>
          <table:table-cell office:value-type="string" calcext:value-type="string">
            <text:p>104.153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emilson</text:p>
          </table:table-cell>
          <table:table-cell office:value-type="string" calcext:value-type="string">
            <text:p>104.2770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or Bueno</text:p>
          </table:table-cell>
          <table:table-cell office:value-type="string" calcext:value-type="string">
            <text:p>104.3622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fferson da Silva</text:p>
          </table:table-cell>
          <table:table-cell office:value-type="string" calcext:value-type="string">
            <text:p>105.3822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der</text:p>
          </table:table-cell>
          <table:table-cell office:value-type="string" calcext:value-type="string">
            <text:p>106.0532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rcez</text:p>
          </table:table-cell>
          <table:table-cell office:value-type="string" calcext:value-type="string">
            <text:p>106.4524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ander</text:p>
          </table:table-cell>
          <table:table-cell office:value-type="string" calcext:value-type="string">
            <text:p>106.7742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106.84210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ago Cariello</text:p>
          </table:table-cell>
          <table:table-cell office:value-type="string" calcext:value-type="string">
            <text:p>107.0478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el Amorim</text:p>
          </table:table-cell>
          <table:table-cell office:value-type="string" calcext:value-type="string">
            <text:p>107.1812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107.39360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Henrique</text:p>
          </table:table-cell>
          <table:table-cell office:value-type="string" calcext:value-type="string">
            <text:p>107.47910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ômulo</text:p>
          </table:table-cell>
          <table:table-cell office:value-type="string" calcext:value-type="string">
            <text:p>107.9082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tinho</text:p>
          </table:table-cell>
          <table:table-cell office:value-type="string" calcext:value-type="string">
            <text:p>107.9184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108.0580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an Patrick</text:p>
          </table:table-cell>
          <table:table-cell office:value-type="string" calcext:value-type="string">
            <text:p>108.7674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Bonatini</text:p>
          </table:table-cell>
          <table:table-cell office:value-type="string" calcext:value-type="string">
            <text:p>109.61935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109.95110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110.03175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x Sandro</text:p>
          </table:table-cell>
          <table:table-cell office:value-type="string" calcext:value-type="string">
            <text:p>110.715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França</text:p>
          </table:table-cell>
          <table:table-cell office:value-type="string" calcext:value-type="string">
            <text:p>112.0097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12.1285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issoli</text:p>
          </table:table-cell>
          <table:table-cell office:value-type="string" calcext:value-type="string">
            <text:p>112.6568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112.8929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hon Cley</text:p>
          </table:table-cell>
          <table:table-cell office:value-type="string" calcext:value-type="string">
            <text:p>113.76665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lington Paulista</text:p>
          </table:table-cell>
          <table:table-cell office:value-type="string" calcext:value-type="string">
            <text:p>114.0117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enrique Almeida</text:p>
          </table:table-cell>
          <table:table-cell office:value-type="string" calcext:value-type="string">
            <text:p>114.13294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114.2720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úl Asencio</text:p>
          </table:table-cell>
          <table:table-cell office:value-type="string" calcext:value-type="string">
            <text:p>114.297699999999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. Priori</text:p>
          </table:table-cell>
          <table:table-cell office:value-type="string" calcext:value-type="string">
            <text:p>114.57590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ago Dias</text:p>
          </table:table-cell>
          <table:table-cell office:value-type="string" calcext:value-type="string">
            <text:p>115.313299999999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rrandro</text:p>
          </table:table-cell>
          <table:table-cell office:value-type="string" calcext:value-type="string">
            <text:p>116.0248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Pirambu</text:p>
          </table:table-cell>
          <table:table-cell office:value-type="string" calcext:value-type="string">
            <text:p>117.11164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taitinga</text:p>
          </table:table-cell>
          <table:table-cell office:value-type="string" calcext:value-type="string">
            <text:p>117.24845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tenio Junior</text:p>
          </table:table-cell>
          <table:table-cell office:value-type="string" calcext:value-type="string">
            <text:p>117.3988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117.734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ulo Mineiro</text:p>
          </table:table-cell>
          <table:table-cell office:value-type="string" calcext:value-type="string">
            <text:p>117.786549999999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. Lima</text:p>
          </table:table-cell>
          <table:table-cell office:value-type="string" calcext:value-type="string">
            <text:p>118.2119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118.99324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ychell Chagas</text:p>
          </table:table-cell>
          <table:table-cell office:value-type="string" calcext:value-type="string">
            <text:p>119.5149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Duarte</text:p>
          </table:table-cell>
          <table:table-cell office:value-type="string" calcext:value-type="string">
            <text:p>119.8892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el dos Anjos</text:p>
          </table:table-cell>
          <table:table-cell office:value-type="string" calcext:value-type="string">
            <text:p>119.9728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zinho</text:p>
          </table:table-cell>
          <table:table-cell office:value-type="string" calcext:value-type="string">
            <text:p>120.03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abrício Daniel</text:p>
          </table:table-cell>
          <table:table-cell office:value-type="string" calcext:value-type="string">
            <text:p>120.4764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120.5245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Honório</text:p>
          </table:table-cell>
          <table:table-cell office:value-type="string" calcext:value-type="string">
            <text:p>120.6476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Babi</text:p>
          </table:table-cell>
          <table:table-cell office:value-type="string" calcext:value-type="string">
            <text:p>120.673699999999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Nazário</text:p>
          </table:table-cell>
          <table:table-cell office:value-type="string" calcext:value-type="string">
            <text:p>120.73269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Silva</text:p>
          </table:table-cell>
          <table:table-cell office:value-type="string" calcext:value-type="string">
            <text:p>121.48245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valdinho</text:p>
          </table:table-cell>
          <table:table-cell office:value-type="string" calcext:value-type="string">
            <text:p>121.5873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 Schettine</text:p>
          </table:table-cell>
          <table:table-cell office:value-type="string" calcext:value-type="string">
            <text:p>121.7050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inton Júnior</text:p>
          </table:table-cell>
          <table:table-cell office:value-type="string" calcext:value-type="string">
            <text:p>121.78970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Santana</text:p>
          </table:table-cell>
          <table:table-cell office:value-type="string" calcext:value-type="string">
            <text:p>121.9442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122.6473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123.9266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125.116249999999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125.7969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Moura</text:p>
          </table:table-cell>
          <table:table-cell office:value-type="string" calcext:value-type="string">
            <text:p>126.2081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Jardel</text:p>
          </table:table-cell>
          <table:table-cell office:value-type="string" calcext:value-type="string">
            <text:p>126.57249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Henrique</text:p>
          </table:table-cell>
          <table:table-cell office:value-type="string" calcext:value-type="string">
            <text:p>126.6537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Baio</text:p>
          </table:table-cell>
          <table:table-cell office:value-type="string" calcext:value-type="string">
            <text:p>126.8238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blo Dyego</text:p>
          </table:table-cell>
          <table:table-cell office:value-type="string" calcext:value-type="string">
            <text:p>127.02255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chael Thuique</text:p>
          </table:table-cell>
          <table:table-cell office:value-type="string" calcext:value-type="string">
            <text:p>127.71095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kian</text:p>
          </table:table-cell>
          <table:table-cell office:value-type="string" calcext:value-type="string">
            <text:p>127.957799999999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128.098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omás</text:p>
          </table:table-cell>
          <table:table-cell office:value-type="string" calcext:value-type="string">
            <text:p>128.58255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 Dantas</text:p>
          </table:table-cell>
          <table:table-cell office:value-type="string" calcext:value-type="string">
            <text:p>130.5705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Rodrigues</text:p>
          </table:table-cell>
          <table:table-cell office:value-type="string" calcext:value-type="string">
            <text:p>131.01215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us Vinicius</text:p>
          </table:table-cell>
          <table:table-cell office:value-type="string" calcext:value-type="string">
            <text:p>131.0981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los Vinícius</text:p>
          </table:table-cell>
          <table:table-cell office:value-type="string" calcext:value-type="string">
            <text:p>132.14069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opó</text:p>
          </table:table-cell>
          <table:table-cell office:value-type="string" calcext:value-type="string">
            <text:p>132.35939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an Patrick</text:p>
          </table:table-cell>
          <table:table-cell office:value-type="string" calcext:value-type="string">
            <text:p>132.64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32.71329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Brandao</text:p>
          </table:table-cell>
          <table:table-cell office:value-type="string" calcext:value-type="string">
            <text:p>133.6913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andão</text:p>
          </table:table-cell>
          <table:table-cell office:value-type="string" calcext:value-type="string">
            <text:p>133.7164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andro Ribeiro</text:p>
          </table:table-cell>
          <table:table-cell office:value-type="string" calcext:value-type="string">
            <text:p>133.78449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135.1804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O. Batista Meier</text:p>
          </table:table-cell>
          <table:table-cell office:value-type="string" calcext:value-type="string">
            <text:p>135.4220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m Lira</text:p>
          </table:table-cell>
          <table:table-cell office:value-type="string" calcext:value-type="string">
            <text:p>136.1129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136.1172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36.17440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xuell</text:p>
          </table:table-cell>
          <table:table-cell office:value-type="string" calcext:value-type="string">
            <text:p>136.39325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ann Rolim</text:p>
          </table:table-cell>
          <table:table-cell office:value-type="string" calcext:value-type="string">
            <text:p>136.497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k Luan</text:p>
          </table:table-cell>
          <table:table-cell office:value-type="string" calcext:value-type="string">
            <text:p>136.7366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136.9588999999999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zevedo</text:p>
          </table:table-cell>
          <table:table-cell office:value-type="string" calcext:value-type="string">
            <text:p>137.622849999999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37.6525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137.89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 Lucas</text:p>
          </table:table-cell>
          <table:table-cell office:value-type="string" calcext:value-type="string">
            <text:p>138.6384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138.931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nderson</text:p>
          </table:table-cell>
          <table:table-cell office:value-type="string" calcext:value-type="string">
            <text:p>139.7965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Pimpão</text:p>
          </table:table-cell>
          <table:table-cell office:value-type="string" calcext:value-type="string">
            <text:p>140.921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141.4618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141.946599999999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yvison</text:p>
          </table:table-cell>
          <table:table-cell office:value-type="string" calcext:value-type="string">
            <text:p>142.77665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Bezerra</text:p>
          </table:table-cell>
          <table:table-cell office:value-type="string" calcext:value-type="string">
            <text:p>143.0237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Leonardo</text:p>
          </table:table-cell>
          <table:table-cell office:value-type="string" calcext:value-type="string">
            <text:p>144.68844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rnando Viana</text:p>
          </table:table-cell>
          <table:table-cell office:value-type="string" calcext:value-type="string">
            <text:p>145.2794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 Antônio</text:p>
          </table:table-cell>
          <table:table-cell office:value-type="string" calcext:value-type="string">
            <text:p>145.3171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Mezenga</text:p>
          </table:table-cell>
          <table:table-cell office:value-type="string" calcext:value-type="string">
            <text:p>148.1694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ergio Santos</text:p>
          </table:table-cell>
          <table:table-cell office:value-type="string" calcext:value-type="string">
            <text:p>148.44374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o Lopes</text:p>
          </table:table-cell>
          <table:table-cell office:value-type="string" calcext:value-type="string">
            <text:p>148.55495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enner</text:p>
          </table:table-cell>
          <table:table-cell office:value-type="string" calcext:value-type="string">
            <text:p>148.62789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. Matos</text:p>
          </table:table-cell>
          <table:table-cell office:value-type="string" calcext:value-type="string">
            <text:p>150.0154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Lopes</text:p>
          </table:table-cell>
          <table:table-cell office:value-type="string" calcext:value-type="string">
            <text:p>150.146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50.1545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uã</text:p>
          </table:table-cell>
          <table:table-cell office:value-type="string" calcext:value-type="string">
            <text:p>150.21725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ô</text:p>
          </table:table-cell>
          <table:table-cell office:value-type="string" calcext:value-type="string">
            <text:p>151.1293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lson</text:p>
          </table:table-cell>
          <table:table-cell office:value-type="string" calcext:value-type="string">
            <text:p>151.1366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ninho</text:p>
          </table:table-cell>
          <table:table-cell office:value-type="string" calcext:value-type="string">
            <text:p>151.47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únior Dutra</text:p>
          </table:table-cell>
          <table:table-cell office:value-type="string" calcext:value-type="string">
            <text:p>151.57204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151.6428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Rodrigues</text:p>
          </table:table-cell>
          <table:table-cell office:value-type="string" calcext:value-type="string">
            <text:p>151.764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harlison</text:p>
          </table:table-cell>
          <table:table-cell office:value-type="string" calcext:value-type="string">
            <text:p>153.293449999999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153.741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Henrique</text:p>
          </table:table-cell>
          <table:table-cell office:value-type="string" calcext:value-type="string">
            <text:p>153.9934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154.934000000000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lder Santana</text:p>
          </table:table-cell>
          <table:table-cell office:value-type="string" calcext:value-type="string">
            <text:p>155.320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. Monteiro</text:p>
          </table:table-cell>
          <table:table-cell office:value-type="string" calcext:value-type="string">
            <text:p>155.783699999999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onny Anderson</text:p>
          </table:table-cell>
          <table:table-cell office:value-type="string" calcext:value-type="string">
            <text:p>156.124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156.4460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nathan Junior</text:p>
          </table:table-cell>
          <table:table-cell office:value-type="string" calcext:value-type="string">
            <text:p>156.6562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156.80445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157.11979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Lourenço</text:p>
          </table:table-cell>
          <table:table-cell office:value-type="string" calcext:value-type="string">
            <text:p>159.45345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niel</text:p>
          </table:table-cell>
          <table:table-cell office:value-type="string" calcext:value-type="string">
            <text:p>161.6716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Ribamar</text:p>
          </table:table-cell>
          <table:table-cell office:value-type="string" calcext:value-type="string">
            <text:p>162.14880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uardo Sasha</text:p>
          </table:table-cell>
          <table:table-cell office:value-type="string" calcext:value-type="string">
            <text:p>162.2026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163.4487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Araújo</text:p>
          </table:table-cell>
          <table:table-cell office:value-type="string" calcext:value-type="string">
            <text:p>163.676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hn Kennedy</text:p>
          </table:table-cell>
          <table:table-cell office:value-type="string" calcext:value-type="string">
            <text:p>163.8354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164.0479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Tocantins</text:p>
          </table:table-cell>
          <table:table-cell office:value-type="string" calcext:value-type="string">
            <text:p>164.35845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. Ramires</text:p>
          </table:table-cell>
          <table:table-cell office:value-type="string" calcext:value-type="string">
            <text:p>165.5098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. Vinicius</text:p>
          </table:table-cell>
          <table:table-cell office:value-type="string" calcext:value-type="string">
            <text:p>165.55615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Poveda</text:p>
          </table:table-cell>
          <table:table-cell office:value-type="string" calcext:value-type="string">
            <text:p>166.182449999999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son</text:p>
          </table:table-cell>
          <table:table-cell office:value-type="string" calcext:value-type="string">
            <text:p>166.3584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Scarpa</text:p>
          </table:table-cell>
          <table:table-cell office:value-type="string" calcext:value-type="string">
            <text:p>166.73664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ander</text:p>
          </table:table-cell>
          <table:table-cell office:value-type="string" calcext:value-type="string">
            <text:p>167.2753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ef Manga</text:p>
          </table:table-cell>
          <table:table-cell office:value-type="string" calcext:value-type="string">
            <text:p>167.3080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rnando Karanga</text:p>
          </table:table-cell>
          <table:table-cell office:value-type="string" calcext:value-type="string">
            <text:p>167.8438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erton Nascimento</text:p>
          </table:table-cell>
          <table:table-cell office:value-type="string" calcext:value-type="string">
            <text:p>167.9194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o do Break</text:p>
          </table:table-cell>
          <table:table-cell office:value-type="string" calcext:value-type="string">
            <text:p>168.1947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Martins</text:p>
          </table:table-cell>
          <table:table-cell office:value-type="string" calcext:value-type="string">
            <text:p>169.0767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eusão</text:p>
          </table:table-cell>
          <table:table-cell office:value-type="string" calcext:value-type="string">
            <text:p>169.124049999999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ck Firmino</text:p>
          </table:table-cell>
          <table:table-cell office:value-type="string" calcext:value-type="string">
            <text:p>169.32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igueiredo</text:p>
          </table:table-cell>
          <table:table-cell office:value-type="string" calcext:value-type="string">
            <text:p>170.14385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Ceará</text:p>
          </table:table-cell>
          <table:table-cell office:value-type="string" calcext:value-type="string">
            <text:p>170.1998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170.4834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Coutinho</text:p>
          </table:table-cell>
          <table:table-cell office:value-type="string" calcext:value-type="string">
            <text:p>171.35029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eberty</text:p>
          </table:table-cell>
          <table:table-cell office:value-type="string" calcext:value-type="string">
            <text:p>171.6157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uri Jonathan</text:p>
          </table:table-cell>
          <table:table-cell office:value-type="string" calcext:value-type="string">
            <text:p>172.94704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. Paulista</text:p>
          </table:table-cell>
          <table:table-cell office:value-type="string" calcext:value-type="string">
            <text:p>173.03685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rotti</text:p>
          </table:table-cell>
          <table:table-cell office:value-type="string" calcext:value-type="string">
            <text:p>174.8592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77.413800000000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ctor Andrade</text:p>
          </table:table-cell>
          <table:table-cell office:value-type="string" calcext:value-type="string">
            <text:p>177.85810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178.421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Oliveira</text:p>
          </table:table-cell>
          <table:table-cell office:value-type="string" calcext:value-type="string">
            <text:p>178.4558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178.8980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varo de Oliveira</text:p>
          </table:table-cell>
          <table:table-cell office:value-type="string" calcext:value-type="string">
            <text:p>179.984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Aias</text:p>
          </table:table-cell>
          <table:table-cell office:value-type="string" calcext:value-type="string">
            <text:p>180.7994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elo Ryan</text:p>
          </table:table-cell>
          <table:table-cell office:value-type="string" calcext:value-type="string">
            <text:p>181.24280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181.98575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o Victor</text:p>
          </table:table-cell>
          <table:table-cell office:value-type="string" calcext:value-type="string">
            <text:p>184.09985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ebá</text:p>
          </table:table-cell>
          <table:table-cell office:value-type="string" calcext:value-type="string">
            <text:p>184.50969999999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185.72705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. Fernandes</text:p>
          </table:table-cell>
          <table:table-cell office:value-type="string" calcext:value-type="string">
            <text:p>186.74329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rginho</text:p>
          </table:table-cell>
          <table:table-cell office:value-type="string" calcext:value-type="string">
            <text:p>188.363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188.6614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marinho</text:p>
          </table:table-cell>
          <table:table-cell office:value-type="string" calcext:value-type="string">
            <text:p>188.782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188.8918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Raul</text:p>
          </table:table-cell>
          <table:table-cell office:value-type="string" calcext:value-type="string">
            <text:p>189.2224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Yuri Alberto</text:p>
          </table:table-cell>
          <table:table-cell office:value-type="string" calcext:value-type="string">
            <text:p>189.4190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emir</text:p>
          </table:table-cell>
          <table:table-cell office:value-type="string" calcext:value-type="string">
            <text:p>189.85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 Dellatorre</text:p>
          </table:table-cell>
          <table:table-cell office:value-type="string" calcext:value-type="string">
            <text:p>190.855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us Índio</text:p>
          </table:table-cell>
          <table:table-cell office:value-type="string" calcext:value-type="string">
            <text:p>193.420199999999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é Roberto</text:p>
          </table:table-cell>
          <table:table-cell office:value-type="string" calcext:value-type="string">
            <text:p>193.56004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mon Lopes</text:p>
          </table:table-cell>
          <table:table-cell office:value-type="string" calcext:value-type="string">
            <text:p>194.40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randinha</text:p>
          </table:table-cell>
          <table:table-cell office:value-type="string" calcext:value-type="string">
            <text:p>197.1971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aldeci</text:p>
          </table:table-cell>
          <table:table-cell office:value-type="string" calcext:value-type="string">
            <text:p>198.090050000000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198.658449999999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Baptistão</text:p>
          </table:table-cell>
          <table:table-cell office:value-type="string" calcext:value-type="string">
            <text:p>199.21590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199.27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 Henrique</text:p>
          </table:table-cell>
          <table:table-cell office:value-type="string" calcext:value-type="string">
            <text:p>201.1988999999998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202.21454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 Reis</text:p>
          </table:table-cell>
          <table:table-cell office:value-type="string" calcext:value-type="string">
            <text:p>204.6811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204.9166999999998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Bahia</text:p>
          </table:table-cell>
          <table:table-cell office:value-type="string" calcext:value-type="string">
            <text:p>205.000700000000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Magno</text:p>
          </table:table-cell>
          <table:table-cell office:value-type="string" calcext:value-type="string">
            <text:p>206.176299999999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 Elias</text:p>
          </table:table-cell>
          <table:table-cell office:value-type="string" calcext:value-type="string">
            <text:p>206.681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Maranhão</text:p>
          </table:table-cell>
          <table:table-cell office:value-type="string" calcext:value-type="string">
            <text:p>206.8376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ygor</text:p>
          </table:table-cell>
          <table:table-cell office:value-type="string" calcext:value-type="string">
            <text:p>206.92030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ninho Rocha</text:p>
          </table:table-cell>
          <table:table-cell office:value-type="string" calcext:value-type="string">
            <text:p>207.7573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enan Oliveira</text:p>
          </table:table-cell>
          <table:table-cell office:value-type="string" calcext:value-type="string">
            <text:p>207.87404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rthur Cabral</text:p>
          </table:table-cell>
          <table:table-cell office:value-type="string" calcext:value-type="string">
            <text:p>208.8729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Klauss</text:p>
          </table:table-cell>
          <table:table-cell office:value-type="string" calcext:value-type="string">
            <text:p>209.16045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ion</text:p>
          </table:table-cell>
          <table:table-cell office:value-type="string" calcext:value-type="string">
            <text:p>209.70165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runo Lopes</text:p>
          </table:table-cell>
          <table:table-cell office:value-type="string" calcext:value-type="string">
            <text:p>209.82575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Barbosa</text:p>
          </table:table-cell>
          <table:table-cell office:value-type="string" calcext:value-type="string">
            <text:p>210.2517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erson Silva</text:p>
          </table:table-cell>
          <table:table-cell office:value-type="string" calcext:value-type="string">
            <text:p>210.6150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211.27609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selmo Ramon</text:p>
          </table:table-cell>
          <table:table-cell office:value-type="string" calcext:value-type="string">
            <text:p>213.2700500000000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Jabá</text:p>
          </table:table-cell>
          <table:table-cell office:value-type="string" calcext:value-type="string">
            <text:p>213.51850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iz Fernando</text:p>
          </table:table-cell>
          <table:table-cell office:value-type="string" calcext:value-type="string">
            <text:p>219.2865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Élton</text:p>
          </table:table-cell>
          <table:table-cell office:value-type="string" calcext:value-type="string">
            <text:p>219.4774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rdeli</text:p>
          </table:table-cell>
          <table:table-cell office:value-type="string" calcext:value-type="string">
            <text:p>220.56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ssá</text:p>
          </table:table-cell>
          <table:table-cell office:value-type="string" calcext:value-type="string">
            <text:p>220.5960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igo Da Costa</text:p>
          </table:table-cell>
          <table:table-cell office:value-type="string" calcext:value-type="string">
            <text:p>223.31089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. Cunha Cantanhede</text:p>
          </table:table-cell>
          <table:table-cell office:value-type="string" calcext:value-type="string">
            <text:p>223.9332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226.20605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ája Silva</text:p>
          </table:table-cell>
          <table:table-cell office:value-type="string" calcext:value-type="string">
            <text:p>226.9706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228.576050000000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rislan</text:p>
          </table:table-cell>
          <table:table-cell office:value-type="string" calcext:value-type="string">
            <text:p>228.786899999999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en Mota</text:p>
          </table:table-cell>
          <table:table-cell office:value-type="string" calcext:value-type="string">
            <text:p>229.254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erginho</text:p>
          </table:table-cell>
          <table:table-cell office:value-type="string" calcext:value-type="string">
            <text:p>229.9768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ilherme Beléa</text:p>
          </table:table-cell>
          <table:table-cell office:value-type="string" calcext:value-type="string">
            <text:p>231.24930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Garcia</text:p>
          </table:table-cell>
          <table:table-cell office:value-type="string" calcext:value-type="string">
            <text:p>231.2774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lamarion</text:p>
          </table:table-cell>
          <table:table-cell office:value-type="string" calcext:value-type="string">
            <text:p>232.23655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Olavio</text:p>
          </table:table-cell>
          <table:table-cell office:value-type="string" calcext:value-type="string">
            <text:p>232.42149999999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é Luis</text:p>
          </table:table-cell>
          <table:table-cell office:value-type="string" calcext:value-type="string">
            <text:p>235.63605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lias Manoel</text:p>
          </table:table-cell>
          <table:table-cell office:value-type="string" calcext:value-type="string">
            <text:p>235.6432499999998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cão</text:p>
          </table:table-cell>
          <table:table-cell office:value-type="string" calcext:value-type="string">
            <text:p>238.6526500000000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ulio César</text:p>
          </table:table-cell>
          <table:table-cell office:value-type="string" calcext:value-type="string">
            <text:p>238.86724999999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hiago Galhardo</text:p>
          </table:table-cell>
          <table:table-cell office:value-type="string" calcext:value-type="string">
            <text:p>238.9956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Tanque</text:p>
          </table:table-cell>
          <table:table-cell office:value-type="string" calcext:value-type="string">
            <text:p>239.476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lington Tanque</text:p>
          </table:table-cell>
          <table:table-cell office:value-type="string" calcext:value-type="string">
            <text:p>240.12934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241.8148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elthon</text:p>
          </table:table-cell>
          <table:table-cell office:value-type="string" calcext:value-type="string">
            <text:p>242.2921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drygo</text:p>
          </table:table-cell>
          <table:table-cell office:value-type="string" calcext:value-type="string">
            <text:p>245.3745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morim</text:p>
          </table:table-cell>
          <table:table-cell office:value-type="string" calcext:value-type="string">
            <text:p>246.70804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Kaio Nunes</text:p>
          </table:table-cell>
          <table:table-cell office:value-type="string" calcext:value-type="string">
            <text:p>249.5222000000000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Zeca</text:p>
          </table:table-cell>
          <table:table-cell office:value-type="string" calcext:value-type="string">
            <text:p>250.44694999999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loísio</text:p>
          </table:table-cell>
          <table:table-cell office:value-type="string" calcext:value-type="string">
            <text:p>250.8794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as Gaúcho</text:p>
          </table:table-cell>
          <table:table-cell office:value-type="string" calcext:value-type="string">
            <text:p>251.4256999999998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Nenê</text:p>
          </table:table-cell>
          <table:table-cell office:value-type="string" calcext:value-type="string">
            <text:p>252.11430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252.31004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252.42804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or Roque</text:p>
          </table:table-cell>
          <table:table-cell office:value-type="string" calcext:value-type="string">
            <text:p>253.6398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ouglas Vieira</text:p>
          </table:table-cell>
          <table:table-cell office:value-type="string" calcext:value-type="string">
            <text:p>253.88844999999992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ailton</text:p>
          </table:table-cell>
          <table:table-cell office:value-type="string" calcext:value-type="string">
            <text:p>257.85530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260.2556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leyson Oliveira</text:p>
          </table:table-cell>
          <table:table-cell office:value-type="string" calcext:value-type="string">
            <text:p>260.7232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. Marcondes</text:p>
          </table:table-cell>
          <table:table-cell office:value-type="string" calcext:value-type="string">
            <text:p>262.8076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264.5056500000000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amuel Rosa</text:p>
          </table:table-cell>
          <table:table-cell office:value-type="string" calcext:value-type="string">
            <text:p>266.065850000000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272.768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275.271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Saldanha</text:p>
          </table:table-cell>
          <table:table-cell office:value-type="string" calcext:value-type="string">
            <text:p>275.597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283.1313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niel Bahia</text:p>
          </table:table-cell>
          <table:table-cell office:value-type="string" calcext:value-type="string">
            <text:p>283.7225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284.17925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Alves</text:p>
          </table:table-cell>
          <table:table-cell office:value-type="string" calcext:value-type="string">
            <text:p>286.217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iego Maurício</text:p>
          </table:table-cell>
          <table:table-cell office:value-type="string" calcext:value-type="string">
            <text:p>286.7529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andro Damião</text:p>
          </table:table-cell>
          <table:table-cell office:value-type="string" calcext:value-type="string">
            <text:p>287.3740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290.7932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dler</text:p>
          </table:table-cell>
          <table:table-cell office:value-type="float" office:value="291089" calcext:value-type="float">
            <text:p>29108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Coutinho</text:p>
          </table:table-cell>
          <table:table-cell office:value-type="string" calcext:value-type="string">
            <text:p>293.2388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faelson</text:p>
          </table:table-cell>
          <table:table-cell office:value-type="string" calcext:value-type="string">
            <text:p>294.729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André</text:p>
          </table:table-cell>
          <table:table-cell office:value-type="string" calcext:value-type="string">
            <text:p>296.1216999999997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iguel Figueira</text:p>
          </table:table-cell>
          <table:table-cell office:value-type="string" calcext:value-type="string">
            <text:p>298.664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William Henrique</text:p>
          </table:table-cell>
          <table:table-cell office:value-type="string" calcext:value-type="string">
            <text:p>303.0016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éo Passos</text:p>
          </table:table-cell>
          <table:table-cell office:value-type="string" calcext:value-type="string">
            <text:p>303.071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hrigor</text:p>
          </table:table-cell>
          <table:table-cell office:value-type="string" calcext:value-type="string">
            <text:p>303.1642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inho</text:p>
          </table:table-cell>
          <table:table-cell office:value-type="string" calcext:value-type="string">
            <text:p>304.81974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o Josue</text:p>
          </table:table-cell>
          <table:table-cell office:value-type="string" calcext:value-type="string">
            <text:p>305.37055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ir Silva</text:p>
          </table:table-cell>
          <table:table-cell office:value-type="string" calcext:value-type="string">
            <text:p>306.4606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315.07414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15.96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. Brunori</text:p>
          </table:table-cell>
          <table:table-cell office:value-type="string" calcext:value-type="string">
            <text:p>317.663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318.2347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320.2044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Erikys</text:p>
          </table:table-cell>
          <table:table-cell office:value-type="string" calcext:value-type="string">
            <text:p>321.37649999999996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Gustavo Santos</text:p>
          </table:table-cell>
          <table:table-cell office:value-type="string" calcext:value-type="string">
            <text:p>324.36084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tor Gabriel</text:p>
          </table:table-cell>
          <table:table-cell office:value-type="string" calcext:value-type="string">
            <text:p>335.46254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ão</text:p>
          </table:table-cell>
          <table:table-cell office:value-type="string" calcext:value-type="string">
            <text:p>335.92400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rcos Leonardo</text:p>
          </table:table-cell>
          <table:table-cell office:value-type="string" calcext:value-type="string">
            <text:p>338.5297500000000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Matheus Cadorini</text:p>
          </table:table-cell>
          <table:table-cell office:value-type="string" calcext:value-type="string">
            <text:p>339.4542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eyverson</text:p>
          </table:table-cell>
          <table:table-cell office:value-type="string" calcext:value-type="string">
            <text:p>346.7392999999998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 Orobó</text:p>
          </table:table-cell>
          <table:table-cell office:value-type="string" calcext:value-type="string">
            <text:p>363.192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ágner Love</text:p>
          </table:table-cell>
          <table:table-cell office:value-type="string" calcext:value-type="string">
            <text:p>364.13494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erson Lopes</text:p>
          </table:table-cell>
          <table:table-cell office:value-type="string" calcext:value-type="string">
            <text:p>367.35769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368.0136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onivaldo</text:p>
          </table:table-cell>
          <table:table-cell office:value-type="string" calcext:value-type="string">
            <text:p>377.657700000000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382.43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390.7546499999999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Andre Clóvis</text:p>
          </table:table-cell>
          <table:table-cell office:value-type="string" calcext:value-type="string">
            <text:p>391.58809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eonardo Rocha</text:p>
          </table:table-cell>
          <table:table-cell office:value-type="string" calcext:value-type="string">
            <text:p>395.114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Lucão</text:p>
          </table:table-cell>
          <table:table-cell office:value-type="string" calcext:value-type="string">
            <text:p>397.509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óger Guedes</text:p>
          </table:table-cell>
          <table:table-cell office:value-type="string" calcext:value-type="string">
            <text:p>399.750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401.1438499999998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amon Machado</text:p>
          </table:table-cell>
          <table:table-cell office:value-type="string" calcext:value-type="string">
            <text:p>402.7175999999999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Igor Thiago</text:p>
          </table:table-cell>
          <table:table-cell office:value-type="string" calcext:value-type="string">
            <text:p>405.99189999999993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409.386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Vinícius Júnior</text:p>
          </table:table-cell>
          <table:table-cell office:value-type="string" calcext:value-type="string">
            <text:p>462.0807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ryzan</text:p>
          </table:table-cell>
          <table:table-cell office:value-type="string" calcext:value-type="string">
            <text:p>463.3825000000000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quinho Soares</text:p>
          </table:table-cell>
          <table:table-cell office:value-type="string" calcext:value-type="string">
            <text:p>463.7364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478.6126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David da Silva</text:p>
          </table:table-cell>
          <table:table-cell office:value-type="string" calcext:value-type="string">
            <text:p>504.05209999999994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529.0093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iago Alves</text:p>
          </table:table-cell>
          <table:table-cell office:value-type="string" calcext:value-type="string">
            <text:p>549.2416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Bergson</text:p>
          </table:table-cell>
          <table:table-cell office:value-type="string" calcext:value-type="string">
            <text:p>557.8010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566.62225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Talisca</text:p>
          </table:table-cell>
          <table:table-cell office:value-type="string" calcext:value-type="string">
            <text:p>596.3421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630.2588999999999</text:p>
          </table:table-cell>
        </table:table-row>
        <table:table-row table:style-name="ro1">
          <table:table-cell office:value-type="string" calcext:value-type="string">
            <text:p>Fernando Boldrin</text:p>
          </table:table-cell>
          <table:table-cell office:value-type="string" calcext:value-type="string">
            <text:p>Ricardo Santos</text:p>
          </table:table-cell>
          <table:table-cell office:value-type="string" calcext:value-type="string">
            <text:p>719.3907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09:36:39.8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4T09:44:57.892000000</dc:date>
    <meta:editing-duration>PT15M7S</meta:editing-duration>
    <meta:editing-cycles>2</meta:editing-cycles>
    <meta:generator>LibreOffice/7.5.7.1$Windows_x86 LibreOffice_project/47eb0cf7efbacdee9b19ae25d6752381ede23126</meta:generator>
    <meta:document-statistic meta:table-count="9" meta:cell-count="13500" meta:object-count="0"/>
  </office:meta>
</office:document-meta>
</file>